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925in" svg:height="3.5429in" svg:x="0in" svg:y="52.3476in">
            <draw:object draw:notify-on-update-of-ranges="Sheet1.A287:Sheet1.A287 Sheet1.A288:Sheet1.A298 Sheet1.B287:Sheet1.B287 Sheet1.B288:Sheet1.B298 Sheet1.C287:Sheet1.C287 Sheet1.C288:Sheet1.C298 Sheet1.D287:Sheet1.D287 Sheet1.D288:Sheet1.D298 Sheet1.E287:Sheet1.E287 Sheet1.E288:Sheet1.E298 Sheet1.F287:Sheet1.F287 Sheet1.F288:Sheet1.F29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4409in" svg:height="3.5429in" svg:x="0in" svg:y="61.2878in">
            <draw:object draw:notify-on-update-of-ranges="Sheet1.A336:Sheet1.A336 Sheet1.A337:Sheet1.A346 Sheet1.B336:Sheet1.B336 Sheet1.B337:Sheet1.B346 Sheet1.C336:Sheet1.C336 Sheet1.C337:Sheet1.C346 Sheet1.D336:Sheet1.D336 Sheet1.D337:Sheet1.D346 Sheet1.E336:Sheet1.E336 Sheet1.E337:Sheet1.E346 Sheet1.F336:Sheet1.F336 Sheet1.F337:Sheet1.F3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Resultado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Dificuldade 0 / Small</text:p>
          </table:table-cell>
          <table:table-cell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6];[.D6];[.E6])" office:value-type="float" office:value="1597.33333333333">
            <text:p>1597.3333333333</text:p>
          </table:table-cell>
          <table:table-cell office:value-type="float" office:value="444">
            <text:p>444</text:p>
          </table:table-cell>
          <table:table-cell office:value-type="float" office:value="252">
            <text:p>252</text:p>
          </table:table-cell>
          <table:table-cell office:value-type="float" office:value="4096">
            <text:p>4096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7];[.D7];[.E7])" office:value-type="float" office:value="2925.33333333333">
            <text:p>2925.3333333333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4096">
            <text:p>4096</text:p>
          </table:table-cell>
          <table:table-cell table:style-name="ce2" office:value-type="float" office:value="1436">
            <text:p>143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8];[.D8];[.E8])" office:value-type="float" office:value="3528">
            <text:p>3528</text:p>
          </table:table-cell>
          <table:table-cell table:number-columns-repeated="2" office:value-type="float" office:value="3244">
            <text:p>3244</text:p>
          </table:table-cell>
          <table:table-cell office:value-type="float" office:value="4096">
            <text:p>409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0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1];[.D11];[.E11])" office:value-type="float" office:value="1692.66666666667">
            <text:p>1692.6666666667</text:p>
          </table:table-cell>
          <table:table-cell office:value-type="float" office:value="4096">
            <text:p>4096</text:p>
          </table:table-cell>
          <table:table-cell office:value-type="float" office:value="539">
            <text:p>539</text:p>
          </table:table-cell>
          <table:table-cell office:value-type="float" office:value="443">
            <text:p>443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2];[.D12];[.E12])" office:value-type="float" office:value="3345.33333333333">
            <text:p>3345.3333333333</text:p>
          </table:table-cell>
          <table:table-cell office:value-type="float" office:value="2492">
            <text:p>2492</text:p>
          </table:table-cell>
          <table:table-cell office:value-type="float" office:value="3448">
            <text:p>3448</text:p>
          </table:table-cell>
          <table:table-cell office:value-type="float" office:value="4096">
            <text:p>409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3];[.D13];[.E13])" office:value-type="float" office:value="3811.66666666667">
            <text:p>3811.6666666667</text:p>
          </table:table-cell>
          <table:table-cell office:value-type="float" office:value="3243">
            <text:p>3243</text:p>
          </table:table-cell>
          <table:table-cell table:number-columns-repeated="2" office:value-type="float" office:value="4096">
            <text:p>409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0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6];[.D16];[.E16])" office:value-type="float" office:value="723">
            <text:p>723</text:p>
          </table:table-cell>
          <table:table-cell office:value-type="float" office:value="367">
            <text:p>367</text:p>
          </table:table-cell>
          <table:table-cell office:value-type="float" office:value="1102">
            <text:p>1102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7];[.D17];[.E17])" office:value-type="float" office:value="2719.33333333333">
            <text:p>2719.3333333333</text:p>
          </table:table-cell>
          <table:table-cell office:value-type="float" office:value="4096">
            <text:p>4096</text:p>
          </table:table-cell>
          <table:table-cell office:value-type="float" office:value="2739">
            <text:p>2739</text:p>
          </table:table-cell>
          <table:table-cell office:value-type="float" office:value="1323">
            <text:p>1323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8];[.D18];[.E18])" office:value-type="float" office:value="3366.33333333333">
            <text:p>3366.3333333333</text:p>
          </table:table-cell>
          <table:table-cell office:value-type="float" office:value="4096">
            <text:p>4096</text:p>
          </table:table-cell>
          <table:table-cell office:value-type="float" office:value="3244">
            <text:p>3244</text:p>
          </table:table-cell>
          <table:table-cell office:value-type="float" office:value="2759">
            <text:p>275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0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1];[.D21];[.E21])" office:value-type="float" office:value="1798">
            <text:p>1798</text:p>
          </table:table-cell>
          <table:table-cell office:value-type="float" office:value="3260">
            <text:p>3260</text:p>
          </table:table-cell>
          <table:table-cell office:value-type="float" office:value="699">
            <text:p>699</text:p>
          </table:table-cell>
          <table:table-cell office:value-type="float" office:value="1435">
            <text:p>1435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2];[.D22];[.E22])" office:value-type="float" office:value="1547.33333333333">
            <text:p>1547.3333333333</text:p>
          </table:table-cell>
          <table:table-cell office:value-type="float" office:value="3243">
            <text:p>3243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3];[.D23];[.E23])" office:value-type="float" office:value="3433">
            <text:p>3433</text:p>
          </table:table-cell>
          <table:table-cell office:value-type="float" office:value="4096">
            <text:p>4096</text:p>
          </table:table-cell>
          <table:table-cell office:value-type="float" office:value="2107">
            <text:p>2107</text:p>
          </table:table-cell>
          <table:table-cell office:value-type="float" office:value="4096">
            <text:p>4096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AVERAGE([.C25];[.D25];[.E25])" office:value-type="float" office:value="4096">
            <text:p>4096</text:p>
          </table:table-cell>
          <table:table-cell table:number-columns-repeated="3" office:value-type="float" office:value="4096">
            <text:p>4096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1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9];[.D29];[.E29])" office:value-type="float" office:value="459">
            <text:p>459</text:p>
          </table:table-cell>
          <table:table-cell office:value-type="float" office:value="267">
            <text:p>267</text:p>
          </table:table-cell>
          <table:table-cell office:value-type="float" office:value="459">
            <text:p>459</text:p>
          </table:table-cell>
          <table:table-cell office:value-type="float" office:value="651">
            <text:p>651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30];[.D30];[.E30])" office:value-type="float" office:value="735">
            <text:p>735</text:p>
          </table:table-cell>
          <table:table-cell office:value-type="float" office:value="1569">
            <text:p>1569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31];[.D31];[.E31])" office:value-type="float" office:value="1975.66666666667">
            <text:p>1975.6666666667</text:p>
          </table:table-cell>
          <table:table-cell office:value-type="float" office:value="971">
            <text:p>971</text:p>
          </table:table-cell>
          <table:table-cell office:value-type="float" office:value="2171">
            <text:p>2171</text:p>
          </table:table-cell>
          <table:table-cell office:value-type="float" office:value="2785">
            <text:p>27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1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34];[.D34];[.E34])" office:value-type="float" office:value="417">
            <text:p>417</text:p>
          </table:table-cell>
          <table:table-cell office:value-type="float" office:value="348">
            <text:p>348</text:p>
          </table:table-cell>
          <table:table-cell office:value-type="float" office:value="252">
            <text:p>252</text:p>
          </table:table-cell>
          <table:table-cell office:value-type="float" office:value="651">
            <text:p>651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35];[.D35];[.E35])" office:value-type="float" office:value="848.666666666667">
            <text:p>848.6666666667</text:p>
          </table:table-cell>
          <table:table-cell office:value-type="float" office:value="316">
            <text:p>316</text:p>
          </table:table-cell>
          <table:table-cell office:value-type="float" office:value="1579">
            <text:p>1579</text:p>
          </table:table-cell>
          <table:table-cell office:value-type="float" office:value="651">
            <text:p>651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36];[.D36];[.E36])" office:value-type="float" office:value="1265">
            <text:p>1265</text:p>
          </table:table-cell>
          <table:table-cell office:value-type="float" office:value="1196">
            <text:p>1196</text:p>
          </table:table-cell>
          <table:table-cell office:value-type="float" office:value="1024">
            <text:p>1024</text:p>
          </table:table-cell>
          <table:table-cell office:value-type="float" office:value="1575">
            <text:p>157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1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39];[.D39];[.E39])" office:value-type="float" office:value="1137.33333333333">
            <text:p>1137.3333333333</text:p>
          </table:table-cell>
          <table:table-cell office:value-type="float" office:value="1579">
            <text:p>1579</text:p>
          </table:table-cell>
          <table:table-cell office:value-type="float" office:value="971">
            <text:p>971</text:p>
          </table:table-cell>
          <table:table-cell office:value-type="float" office:value="862">
            <text:p>862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40];[.D40];[.E40])" office:value-type="float" office:value="315.666666666667">
            <text:p>315.6666666667</text:p>
          </table:table-cell>
          <table:table-cell office:value-type="float" office:value="315">
            <text:p>315</text:p>
          </table:table-cell>
          <table:table-cell table:number-columns-repeated="2" office:value-type="float" office:value="316">
            <text:p>31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41];[.D41];[.E41])" office:value-type="float" office:value="1854.66666666667">
            <text:p>1854.6666666667</text:p>
          </table:table-cell>
          <table:table-cell office:value-type="float" office:value="3035">
            <text:p>3035</text:p>
          </table:table-cell>
          <table:table-cell office:value-type="float" office:value="957">
            <text:p>957</text:p>
          </table:table-cell>
          <table:table-cell office:value-type="float" office:value="1572">
            <text:p>157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1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44];[.D44];[.E44])" office:value-type="float" office:value="451.333333333333">
            <text:p>451.3333333333</text:p>
          </table:table-cell>
          <table:table-cell office:value-type="float" office:value="722">
            <text:p>722</text:p>
          </table:table-cell>
          <table:table-cell table:number-columns-repeated="2" office:value-type="float" office:value="316">
            <text:p>316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45];[.D45];[.E45])" office:value-type="float" office:value="783.666666666667">
            <text:p>783.6666666667</text:p>
          </table:table-cell>
          <table:table-cell office:value-type="float" office:value="459">
            <text:p>459</text:p>
          </table:table-cell>
          <table:table-cell office:value-type="float" office:value="1184">
            <text:p>1184</text:p>
          </table:table-cell>
          <table:table-cell office:value-type="float" office:value="708">
            <text:p>708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46];[.D46];[.E46])" office:value-type="float" office:value="1035">
            <text:p>1035</text:p>
          </table:table-cell>
          <table:table-cell office:value-type="float" office:value="1563">
            <text:p>1563</text:p>
          </table:table-cell>
          <table:table-cell office:value-type="float" office:value="718">
            <text:p>718</text:p>
          </table:table-cell>
          <table:table-cell office:value-type="float" office:value="824">
            <text:p>824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table:formula="of:=AVERAGE([.C48];[.D48];[.E48])" office:value-type="float" office:value="1745">
            <text:p>1745</text:p>
          </table:table-cell>
          <table:table-cell office:value-type="float" office:value="1579">
            <text:p>1579</text:p>
          </table:table-cell>
          <table:table-cell office:value-type="float" office:value="1499">
            <text:p>1499</text:p>
          </table:table-cell>
          <table:table-cell office:value-type="float" office:value="2157">
            <text:p>2157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2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52];[.D52];[.E52])" office:value-type="float" office:value="371.666666666667">
            <text:p>371.6666666667</text:p>
          </table:table-cell>
          <table:table-cell office:value-type="float" office:value="547">
            <text:p>547</text:p>
          </table:table-cell>
          <table:table-cell office:value-type="float" office:value="316">
            <text:p>316</text:p>
          </table:table-cell>
          <table:table-cell office:value-type="float" office:value="252">
            <text:p>252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53];[.D53];[.E53])" office:value-type="float" office:value="1024.33333333333">
            <text:p>1024.3333333333</text:p>
          </table:table-cell>
          <table:table-cell office:value-type="float" office:value="715">
            <text:p>715</text:p>
          </table:table-cell>
          <table:table-cell office:value-type="float" office:value="1495">
            <text:p>1495</text:p>
          </table:table-cell>
          <table:table-cell office:value-type="float" office:value="863">
            <text:p>863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54];[.D54];[.E54])" office:value-type="float" office:value="1310.33333333333">
            <text:p>1310.3333333333</text:p>
          </table:table-cell>
          <table:table-cell office:value-type="float" office:value="1499">
            <text:p>1499</text:p>
          </table:table-cell>
          <table:table-cell office:value-type="float" office:value="876">
            <text:p>876</text:p>
          </table:table-cell>
          <table:table-cell office:value-type="float" office:value="1556">
            <text:p>155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2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57];[.D57];[.E57])" office:value-type="float" office:value="380">
            <text:p>380</text:p>
          </table:table-cell>
          <table:table-cell office:value-type="float" office:value="316">
            <text:p>316</text:p>
          </table:table-cell>
          <table:table-cell office:value-type="float" office:value="508">
            <text:p>508</text:p>
          </table:table-cell>
          <table:table-cell office:value-type="float" office:value="316">
            <text:p>316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58];[.D58];[.E58])" office:value-type="float" office:value="779">
            <text:p>779</text:p>
          </table:table-cell>
          <table:table-cell office:value-type="float" office:value="926">
            <text:p>926</text:p>
          </table:table-cell>
          <table:table-cell office:value-type="float" office:value="696">
            <text:p>696</text:p>
          </table:table-cell>
          <table:table-cell office:value-type="float" office:value="715">
            <text:p>71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59];[.D59];[.E59])" office:value-type="float" office:value="1091">
            <text:p>1091</text:p>
          </table:table-cell>
          <table:table-cell office:value-type="float" office:value="715">
            <text:p>715</text:p>
          </table:table-cell>
          <table:table-cell office:value-type="float" office:value="1250">
            <text:p>1250</text:p>
          </table:table-cell>
          <table:table-cell office:value-type="float" office:value="1308">
            <text:p>130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2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62];[.D62];[.E62])" office:value-type="float" office:value="1123.66666666667">
            <text:p>1123.6666666667</text:p>
          </table:table-cell>
          <table:table-cell office:value-type="float" office:value="1222">
            <text:p>1222</text:p>
          </table:table-cell>
          <table:table-cell office:value-type="float" office:value="971">
            <text:p>971</text:p>
          </table:table-cell>
          <table:table-cell office:value-type="float" office:value="1178">
            <text:p>1178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63];[.D63];[.E63])" office:value-type="float" office:value="879.333333333333">
            <text:p>879.3333333333</text:p>
          </table:table-cell>
          <table:table-cell office:value-type="float" office:value="316">
            <text:p>316</text:p>
          </table:table-cell>
          <table:table-cell office:value-type="float" office:value="1479">
            <text:p>1479</text:p>
          </table:table-cell>
          <table:table-cell office:value-type="float" office:value="843">
            <text:p>843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64];[.D64];[.E64])" office:value-type="float" office:value="610">
            <text:p>610</text:p>
          </table:table-cell>
          <table:table-cell office:value-type="float" office:value="500">
            <text:p>500</text:p>
          </table:table-cell>
          <table:table-cell office:value-type="float" office:value="620">
            <text:p>620</text:p>
          </table:table-cell>
          <table:table-cell office:value-type="float" office:value="710">
            <text:p>7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2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67];[.D67];[.E67])" office:value-type="float" office:value="464.666666666667">
            <text:p>464.6666666667</text:p>
          </table:table-cell>
          <table:table-cell office:value-type="float" office:value="316">
            <text:p>316</text:p>
          </table:table-cell>
          <table:table-cell office:value-type="float" office:value="512">
            <text:p>512</text:p>
          </table:table-cell>
          <table:table-cell office:value-type="float" office:value="566">
            <text:p>566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68];[.D68];[.E68])" office:value-type="float" office:value="609.333333333333">
            <text:p>609.3333333333</text:p>
          </table:table-cell>
          <table:table-cell office:value-type="float" office:value="585">
            <text:p>585</text:p>
          </table:table-cell>
          <table:table-cell office:value-type="float" office:value="715">
            <text:p>715</text:p>
          </table:table-cell>
          <table:table-cell office:value-type="float" office:value="528">
            <text:p>528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69];[.D69];[.E69])" office:value-type="float" office:value="790.333333333333">
            <text:p>790.3333333333</text:p>
          </table:table-cell>
          <table:table-cell office:value-type="float" office:value="946">
            <text:p>946</text:p>
          </table:table-cell>
          <table:table-cell office:value-type="float" office:value="715">
            <text:p>715</text:p>
          </table:table-cell>
          <table:table-cell office:value-type="float" office:value="710">
            <text:p>710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table:formula="of:=AVERAGE([.C71];[.D71];[.E71])" office:value-type="float" office:value="1449.66666666667">
            <text:p>1449.6666666667</text:p>
          </table:table-cell>
          <table:table-cell office:value-type="float" office:value="1704">
            <text:p>1704</text:p>
          </table:table-cell>
          <table:table-cell office:value-type="float" office:value="1324">
            <text:p>1324</text:p>
          </table:table-cell>
          <table:table-cell office:value-type="float" office:value="1321">
            <text:p>1321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3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75];[.D75];[.E75])" office:value-type="float" office:value="758.666666666667">
            <text:p>758.6666666667</text:p>
          </table:table-cell>
          <table:table-cell office:value-type="float" office:value="969">
            <text:p>969</text:p>
          </table:table-cell>
          <table:table-cell office:value-type="float" office:value="507">
            <text:p>507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76];[.D76];[.E76])" office:value-type="float" office:value="756.666666666667">
            <text:p>756.6666666667</text:p>
          </table:table-cell>
          <table:table-cell office:value-type="float" office:value="839">
            <text:p>839</text:p>
          </table:table-cell>
          <table:table-cell office:value-type="float" office:value="508">
            <text:p>508</text:p>
          </table:table-cell>
          <table:table-cell office:value-type="float" office:value="923">
            <text:p>923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77];[.D77];[.E77])" office:value-type="float" office:value="745.666666666667">
            <text:p>745.6666666667</text:p>
          </table:table-cell>
          <table:table-cell office:value-type="float" office:value="683">
            <text:p>683</text:p>
          </table:table-cell>
          <table:table-cell office:value-type="float" office:value="747">
            <text:p>747</text:p>
          </table:table-cell>
          <table:table-cell office:value-type="float" office:value="807">
            <text:p>8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3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80];[.D80];[.E80])" office:value-type="float" office:value="719">
            <text:p>719</text:p>
          </table:table-cell>
          <table:table-cell office:value-type="float" office:value="696">
            <text:p>696</text:p>
          </table:table-cell>
          <table:table-cell office:value-type="float" office:value="954">
            <text:p>954</text:p>
          </table:table-cell>
          <table:table-cell office:value-type="float" office:value="507">
            <text:p>50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81];[.D81];[.E81])" office:value-type="float" office:value="862.333333333333">
            <text:p>862.3333333333</text:p>
          </table:table-cell>
          <table:table-cell office:value-type="float" office:value="747">
            <text:p>747</text:p>
          </table:table-cell>
          <table:table-cell office:value-type="float" office:value="801">
            <text:p>801</text:p>
          </table:table-cell>
          <table:table-cell office:value-type="float" office:value="1039">
            <text:p>1039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82];[.D82];[.E82])" office:value-type="float" office:value="1074.33333333333">
            <text:p>1074.3333333333</text:p>
          </table:table-cell>
          <table:table-cell office:value-type="float" office:value="792">
            <text:p>792</text:p>
          </table:table-cell>
          <table:table-cell office:value-type="float" office:value="1092">
            <text:p>1092</text:p>
          </table:table-cell>
          <table:table-cell office:value-type="float" office:value="1339">
            <text:p>13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3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85];[.D85];[.E85])" office:value-type="float" office:value="633.666666666667">
            <text:p>633.6666666667</text:p>
          </table:table-cell>
          <table:table-cell office:value-type="float" office:value="507">
            <text:p>507</text:p>
          </table:table-cell>
          <table:table-cell office:value-type="float" office:value="886">
            <text:p>886</text:p>
          </table:table-cell>
          <table:table-cell office:value-type="float" office:value="508">
            <text:p>508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86];[.D86];[.E86])" office:value-type="float" office:value="854">
            <text:p>854</text:p>
          </table:table-cell>
          <table:table-cell office:value-type="float" office:value="968">
            <text:p>968</text:p>
          </table:table-cell>
          <table:table-cell office:value-type="float" office:value="679">
            <text:p>679</text:p>
          </table:table-cell>
          <table:table-cell office:value-type="float" office:value="915">
            <text:p>91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87];[.D87];[.E87])" office:value-type="float" office:value="1137">
            <text:p>1137</text:p>
          </table:table-cell>
          <table:table-cell office:value-type="float" office:value="1053">
            <text:p>1053</text:p>
          </table:table-cell>
          <table:table-cell table:number-columns-repeated="2" office:value-type="float" office:value="1179">
            <text:p>11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3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90];[.D90];[.E90])" office:value-type="float" office:value="811">
            <text:p>811</text:p>
          </table:table-cell>
          <table:table-cell office:value-type="float" office:value="892">
            <text:p>892</text:p>
          </table:table-cell>
          <table:table-cell office:value-type="float" office:value="858">
            <text:p>858</text:p>
          </table:table-cell>
          <table:table-cell office:value-type="float" office:value="683">
            <text:p>683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91];[.D91];[.E91])" office:value-type="float" office:value="742.333333333333">
            <text:p>742.3333333333</text:p>
          </table:table-cell>
          <table:table-cell office:value-type="float" office:value="702">
            <text:p>702</text:p>
          </table:table-cell>
          <table:table-cell office:value-type="float" office:value="810">
            <text:p>810</text:p>
          </table:table-cell>
          <table:table-cell office:value-type="float" office:value="715">
            <text:p>71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92];[.D92];[.E92])" office:value-type="float" office:value="1020.33333333333">
            <text:p>1020.3333333333</text:p>
          </table:table-cell>
          <table:table-cell office:value-type="float" office:value="949">
            <text:p>949</text:p>
          </table:table-cell>
          <table:table-cell office:value-type="float" office:value="1092">
            <text:p>109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AVERAGE([.C94];[.D94];[.E94])" office:value-type="float" office:value="1053.33333333333">
            <text:p>1053.3333333333</text:p>
          </table:table-cell>
          <table:table-cell office:value-type="float" office:value="829">
            <text:p>829</text:p>
          </table:table-cell>
          <table:table-cell office:value-type="float" office:value="1020">
            <text:p>1020</text:p>
          </table:table-cell>
          <table:table-cell office:value-type="float" office:value="1311">
            <text:p>1311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4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98];[.D98];[.E98])" office:value-type="float" office:value="510">
            <text:p>510</text:p>
          </table:table-cell>
          <table:table-cell office:value-type="float" office:value="411">
            <text:p>411</text:p>
          </table:table-cell>
          <table:table-cell office:value-type="float" office:value="331">
            <text:p>331</text:p>
          </table:table-cell>
          <table:table-cell office:value-type="float" office:value="788">
            <text:p>788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99];[.D99];[.E99])" office:value-type="float" office:value="507.333333333333">
            <text:p>507.3333333333</text:p>
          </table:table-cell>
          <table:table-cell office:value-type="float" office:value="332">
            <text:p>332</text:p>
          </table:table-cell>
          <table:table-cell office:value-type="float" office:value="411">
            <text:p>411</text:p>
          </table:table-cell>
          <table:table-cell office:value-type="float" office:value="779">
            <text:p>779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00];[.D100];[.E100])" office:value-type="float" office:value="1187.33333333333">
            <text:p>1187.3333333333</text:p>
          </table:table-cell>
          <table:table-cell office:value-type="float" office:value="970">
            <text:p>970</text:p>
          </table:table-cell>
          <table:table-cell office:value-type="float" office:value="1259">
            <text:p>1259</text:p>
          </table:table-cell>
          <table:table-cell office:value-type="float" office:value="1333">
            <text:p>133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4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03];[.D103];[.E103])" office:value-type="float" office:value="564.333333333333">
            <text:p>564.3333333333</text:p>
          </table:table-cell>
          <table:table-cell office:value-type="float" office:value="332">
            <text:p>332</text:p>
          </table:table-cell>
          <table:table-cell office:value-type="float" office:value="950">
            <text:p>950</text:p>
          </table:table-cell>
          <table:table-cell office:value-type="float" office:value="411">
            <text:p>411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04];[.D104];[.E104])" office:value-type="float" office:value="702.666666666667">
            <text:p>702.6666666667</text:p>
          </table:table-cell>
          <table:table-cell office:value-type="float" office:value="779">
            <text:p>779</text:p>
          </table:table-cell>
          <table:table-cell office:value-type="float" office:value="587">
            <text:p>587</text:p>
          </table:table-cell>
          <table:table-cell office:value-type="float" office:value="742">
            <text:p>742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05];[.D105];[.E105])" office:value-type="float" office:value="776.666666666667">
            <text:p>776.6666666667</text:p>
          </table:table-cell>
          <table:table-cell office:value-type="float" office:value="779">
            <text:p>779</text:p>
          </table:table-cell>
          <table:table-cell office:value-type="float" office:value="772">
            <text:p>772</text:p>
          </table:table-cell>
          <table:table-cell office:value-type="float" office:value="779">
            <text:p>7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4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08];[.D108];[.E108])" office:value-type="float" office:value="675.666666666667">
            <text:p>675.6666666667</text:p>
          </table:table-cell>
          <table:table-cell office:value-type="float" office:value="629">
            <text:p>629</text:p>
          </table:table-cell>
          <table:table-cell table:number-columns-repeated="2" office:value-type="float" office:value="699">
            <text:p>699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09];[.D109];[.E109])" office:value-type="float" office:value="795">
            <text:p>795</text:p>
          </table:table-cell>
          <table:table-cell office:value-type="float" office:value="331">
            <text:p>331</text:p>
          </table:table-cell>
          <table:table-cell office:value-type="float" office:value="779">
            <text:p>779</text:p>
          </table:table-cell>
          <table:table-cell office:value-type="float" office:value="1275">
            <text:p>127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10];[.D110];[.E110])" office:value-type="float" office:value="1033.66666666667">
            <text:p>1033.6666666667</text:p>
          </table:table-cell>
          <table:table-cell office:value-type="float" office:value="1275">
            <text:p>1275</text:p>
          </table:table-cell>
          <table:table-cell office:value-type="float" office:value="855">
            <text:p>855</text:p>
          </table:table-cell>
          <table:table-cell office:value-type="float" office:value="971">
            <text:p>97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4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13];[.D113];[.E113])" office:value-type="float" office:value="702.666666666667">
            <text:p>702.6666666667</text:p>
          </table:table-cell>
          <table:table-cell office:value-type="float" office:value="921">
            <text:p>921</text:p>
          </table:table-cell>
          <table:table-cell office:value-type="float" office:value="669">
            <text:p>669</text:p>
          </table:table-cell>
          <table:table-cell office:value-type="float" office:value="518">
            <text:p>518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14];[.D114];[.E114])" office:value-type="float" office:value="801">
            <text:p>801</text:p>
          </table:table-cell>
          <table:table-cell office:value-type="float" office:value="1029">
            <text:p>1029</text:p>
          </table:table-cell>
          <table:table-cell office:value-type="float" office:value="739">
            <text:p>739</text:p>
          </table:table-cell>
          <table:table-cell office:value-type="float" office:value="635">
            <text:p>63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15];[.D115];[.E115])" office:value-type="float" office:value="951">
            <text:p>951</text:p>
          </table:table-cell>
          <table:table-cell office:value-type="float" office:value="971">
            <text:p>971</text:p>
          </table:table-cell>
          <table:table-cell office:value-type="float" office:value="1099">
            <text:p>1099</text:p>
          </table:table-cell>
          <table:table-cell office:value-type="float" office:value="783">
            <text:p>783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AVERAGE([.C117];[.D117];[.E117])" office:value-type="float" office:value="1264">
            <text:p>1264</text:p>
          </table:table-cell>
          <table:table-cell office:value-type="float" office:value="1112">
            <text:p>1112</text:p>
          </table:table-cell>
          <table:table-cell office:value-type="float" office:value="1348">
            <text:p>1348</text:p>
          </table:table-cell>
          <table:table-cell office:value-type="float" office:value="1332">
            <text:p>1332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5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21];[.D121];[.E121])" office:value-type="float" office:value="626.333333333333">
            <text:p>626.3333333333</text:p>
          </table:table-cell>
          <table:table-cell office:value-type="float" office:value="557">
            <text:p>557</text:p>
          </table:table-cell>
          <table:table-cell office:value-type="float" office:value="651">
            <text:p>651</text:p>
          </table:table-cell>
          <table:table-cell office:value-type="float" office:value="671">
            <text:p>671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22];[.D122];[.E122])" office:value-type="float" office:value="550.666666666667">
            <text:p>550.6666666667</text:p>
          </table:table-cell>
          <table:table-cell office:value-type="float" office:value="427">
            <text:p>427</text:p>
          </table:table-cell>
          <table:table-cell office:value-type="float" office:value="830">
            <text:p>830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23];[.D123];[.E123])" office:value-type="float" office:value="1120.66666666667">
            <text:p>1120.6666666667</text:p>
          </table:table-cell>
          <table:table-cell office:value-type="float" office:value="762">
            <text:p>762</text:p>
          </table:table-cell>
          <table:table-cell office:value-type="float" office:value="1467">
            <text:p>1467</text:p>
          </table:table-cell>
          <table:table-cell office:value-type="float" office:value="1133">
            <text:p>113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5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26];[.D126];[.E126])" office:value-type="float" office:value="695.666666666667">
            <text:p>695.6666666667</text:p>
          </table:table-cell>
          <table:table-cell office:value-type="float" office:value="521">
            <text:p>521</text:p>
          </table:table-cell>
          <table:table-cell office:value-type="float" office:value="901">
            <text:p>901</text:p>
          </table:table-cell>
          <table:table-cell office:value-type="float" office:value="665">
            <text:p>665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27];[.D127];[.E127])" office:value-type="float" office:value="590.333333333333">
            <text:p>590.3333333333</text:p>
          </table:table-cell>
          <table:table-cell office:value-type="float" office:value="674">
            <text:p>674</text:p>
          </table:table-cell>
          <table:table-cell office:value-type="float" office:value="670">
            <text:p>670</text:p>
          </table:table-cell>
          <table:table-cell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28];[.D128];[.E128])" office:value-type="float" office:value="934.666666666667">
            <text:p>934.6666666667</text:p>
          </table:table-cell>
          <table:table-cell office:value-type="float" office:value="835">
            <text:p>835</text:p>
          </table:table-cell>
          <table:table-cell office:value-type="float" office:value="986">
            <text:p>986</text:p>
          </table:table-cell>
          <table:table-cell office:value-type="float" office:value="983">
            <text:p>98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5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31];[.D131];[.E131])" office:value-type="float" office:value="600.333333333333">
            <text:p>600.3333333333</text:p>
          </table:table-cell>
          <table:table-cell office:value-type="float" office:value="978">
            <text:p>978</text:p>
          </table:table-cell>
          <table:table-cell office:value-type="float" office:value="428">
            <text:p>428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32];[.D132];[.E132])" office:value-type="float" office:value="620">
            <text:p>620</text:p>
          </table:table-cell>
          <table:table-cell office:value-type="float" office:value="381">
            <text:p>381</text:p>
          </table:table-cell>
          <table:table-cell office:value-type="float" office:value="750">
            <text:p>750</text:p>
          </table:table-cell>
          <table:table-cell office:value-type="float" office:value="729">
            <text:p>729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33];[.D133];[.E133])" office:value-type="float" office:value="721">
            <text:p>721</text:p>
          </table:table-cell>
          <table:table-cell office:value-type="float" office:value="1049">
            <text:p>1049</text:p>
          </table:table-cell>
          <table:table-cell office:value-type="float" office:value="687">
            <text:p>687</text:p>
          </table:table-cell>
          <table:table-cell office:value-type="float" office:value="427">
            <text:p>42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5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36];[.D136];[.E136])" office:value-type="float" office:value="714.666666666667">
            <text:p>714.6666666667</text:p>
          </table:table-cell>
          <table:table-cell office:value-type="float" office:value="1146">
            <text:p>1146</text:p>
          </table:table-cell>
          <table:table-cell office:value-type="float" office:value="459">
            <text:p>459</text:p>
          </table:table-cell>
          <table:table-cell office:value-type="float" office:value="539">
            <text:p>539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37];[.D137];[.E137])" office:value-type="float" office:value="699">
            <text:p>699</text:p>
          </table:table-cell>
          <table:table-cell office:value-type="float" office:value="863">
            <text:p>863</text:p>
          </table:table-cell>
          <table:table-cell office:value-type="float" office:value="673">
            <text:p>673</text:p>
          </table:table-cell>
          <table:table-cell office:value-type="float" office:value="561">
            <text:p>561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38];[.D138];[.E138])" office:value-type="float" office:value="585.333333333333">
            <text:p>585.3333333333</text:p>
          </table:table-cell>
          <table:table-cell office:value-type="float" office:value="508">
            <text:p>508</text:p>
          </table:table-cell>
          <table:table-cell office:value-type="float" office:value="674">
            <text:p>674</text:p>
          </table:table-cell>
          <table:table-cell office:value-type="float" office:value="574">
            <text:p>574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table:formula="of:=AVERAGE([.C140];[.D140];[.E140])" office:value-type="float" office:value="1078.66666666667">
            <text:p>1078.6666666667</text:p>
          </table:table-cell>
          <table:table-cell office:value-type="float" office:value="986">
            <text:p>986</text:p>
          </table:table-cell>
          <table:table-cell office:value-type="float" office:value="762">
            <text:p>762</text:p>
          </table:table-cell>
          <table:table-cell office:value-type="float" office:value="1488">
            <text:p>1488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6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44];[.D144];[.E144])" office:value-type="float" office:value="425.333333333333">
            <text:p>425.3333333333</text:p>
          </table:table-cell>
          <table:table-cell office:value-type="float" office:value="422">
            <text:p>422</text:p>
          </table:table-cell>
          <table:table-cell table:number-columns-repeated="2"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45];[.D145];[.E145])" office:value-type="float" office:value="676.666666666667">
            <text:p>676.6666666667</text:p>
          </table:table-cell>
          <table:table-cell office:value-type="float" office:value="774">
            <text:p>774</text:p>
          </table:table-cell>
          <table:table-cell office:value-type="float" office:value="633">
            <text:p>633</text:p>
          </table:table-cell>
          <table:table-cell office:value-type="float" office:value="623">
            <text:p>623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46];[.D146];[.E146])" office:value-type="float" office:value="682.666666666667">
            <text:p>682.6666666667</text:p>
          </table:table-cell>
          <table:table-cell office:value-type="float" office:value="746">
            <text:p>746</text:p>
          </table:table-cell>
          <table:table-cell office:value-type="float" office:value="816">
            <text:p>816</text:p>
          </table:table-cell>
          <table:table-cell office:value-type="float" office:value="486">
            <text:p>48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6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49];[.D149];[.E149])" office:value-type="float" office:value="607">
            <text:p>607</text:p>
          </table:table-cell>
          <table:table-cell office:value-type="float" office:value="607">
            <text:p>607</text:p>
          </table:table-cell>
          <table:table-cell office:value-type="float" office:value="561">
            <text:p>561</text:p>
          </table:table-cell>
          <table:table-cell office:value-type="float" office:value="653">
            <text:p>653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50];[.D150];[.E150])" office:value-type="float" office:value="729">
            <text:p>729</text:p>
          </table:table-cell>
          <table:table-cell office:value-type="float" office:value="582">
            <text:p>582</text:p>
          </table:table-cell>
          <table:table-cell office:value-type="float" office:value="844">
            <text:p>844</text:p>
          </table:table-cell>
          <table:table-cell office:value-type="float" office:value="761">
            <text:p>761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51];[.D151];[.E151])" office:value-type="float" office:value="792.333333333333">
            <text:p>792.3333333333</text:p>
          </table:table-cell>
          <table:table-cell office:value-type="float" office:value="628">
            <text:p>628</text:p>
          </table:table-cell>
          <table:table-cell office:value-type="float" office:value="813">
            <text:p>813</text:p>
          </table:table-cell>
          <table:table-cell office:value-type="float" office:value="936">
            <text:p>93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6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54];[.D154];[.E154])" office:value-type="float" office:value="682.333333333333">
            <text:p>682.3333333333</text:p>
          </table:table-cell>
          <table:table-cell office:value-type="float" office:value="858">
            <text:p>858</text:p>
          </table:table-cell>
          <table:table-cell office:value-type="float" office:value="591">
            <text:p>591</text:p>
          </table:table-cell>
          <table:table-cell office:value-type="float" office:value="598">
            <text:p>598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55];[.D155];[.E155])" office:value-type="float" office:value="851">
            <text:p>851</text:p>
          </table:table-cell>
          <table:table-cell office:value-type="float" office:value="967">
            <text:p>967</text:p>
          </table:table-cell>
          <table:table-cell office:value-type="float" office:value="807">
            <text:p>807</text:p>
          </table:table-cell>
          <table:table-cell office:value-type="float" office:value="779">
            <text:p>779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56];[.D156];[.E156])" office:value-type="float" office:value="773.333333333333">
            <text:p>773.3333333333</text:p>
          </table:table-cell>
          <table:table-cell office:value-type="float" office:value="634">
            <text:p>634</text:p>
          </table:table-cell>
          <table:table-cell office:value-type="float" office:value="744">
            <text:p>744</text:p>
          </table:table-cell>
          <table:table-cell office:value-type="float" office:value="942">
            <text:p>94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6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59];[.D159];[.E159])" office:value-type="float" office:value="609">
            <text:p>609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639">
            <text:p>639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60];[.D160];[.E160])" office:value-type="float" office:value="731">
            <text:p>731</text:p>
          </table:table-cell>
          <table:table-cell office:value-type="float" office:value="635">
            <text:p>635</text:p>
          </table:table-cell>
          <table:table-cell table:number-columns-repeated="2" office:value-type="float" office:value="779">
            <text:p>779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61];[.D161];[.E161])" office:value-type="float" office:value="792.333333333333">
            <text:p>792.3333333333</text:p>
          </table:table-cell>
          <table:table-cell office:value-type="float" office:value="732">
            <text:p>732</text:p>
          </table:table-cell>
          <table:table-cell office:value-type="float" office:value="866">
            <text:p>866</text:p>
          </table:table-cell>
          <table:table-cell office:value-type="float" office:value="779">
            <text:p>779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table:formula="of:=AVERAGE([.C163];[.D163];[.E163])" office:value-type="float" office:value="949.333333333333">
            <text:p>949.3333333333</text:p>
          </table:table-cell>
          <table:table-cell office:value-type="float" office:value="1017">
            <text:p>1017</text:p>
          </table:table-cell>
          <table:table-cell office:value-type="float" office:value="904">
            <text:p>904</text:p>
          </table:table-cell>
          <table:table-cell office:value-type="float" office:value="927">
            <text:p>927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Dificuldade 7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67];[.D167];[.E167])" office:value-type="float" office:value="538.666666666667">
            <text:p>538.6666666667</text:p>
          </table:table-cell>
          <table:table-cell office:value-type="float" office:value="656">
            <text:p>656</text:p>
          </table:table-cell>
          <table:table-cell office:value-type="float" office:value="533">
            <text:p>533</text:p>
          </table:table-cell>
          <table:table-cell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68];[.D168];[.E168])" office:value-type="float" office:value="574.666666666667">
            <text:p>574.6666666667</text:p>
          </table:table-cell>
          <table:table-cell office:value-type="float" office:value="361">
            <text:p>361</text:p>
          </table:table-cell>
          <table:table-cell office:value-type="float" office:value="936">
            <text:p>936</text:p>
          </table:table-cell>
          <table:table-cell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69];[.D169];[.E169])" office:value-type="float" office:value="807">
            <text:p>807</text:p>
          </table:table-cell>
          <table:table-cell office:value-type="float" office:value="715">
            <text:p>715</text:p>
          </table:table-cell>
          <table:table-cell office:value-type="float" office:value="834">
            <text:p>834</text:p>
          </table:table-cell>
          <table:table-cell office:value-type="float" office:value="872">
            <text:p>87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7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72];[.D172];[.E172])" office:value-type="float" office:value="519">
            <text:p>519</text:p>
          </table:table-cell>
          <table:table-cell office:value-type="float" office:value="743">
            <text:p>743</text:p>
          </table:table-cell>
          <table:table-cell office:value-type="float" office:value="427">
            <text:p>427</text:p>
          </table:table-cell>
          <table:table-cell office:value-type="float" office:value="387">
            <text:p>38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73];[.D173];[.E173])" office:value-type="float" office:value="720.666666666667">
            <text:p>720.6666666667</text:p>
          </table:table-cell>
          <table:table-cell office:value-type="float" office:value="715">
            <text:p>715</text:p>
          </table:table-cell>
          <table:table-cell office:value-type="float" office:value="586">
            <text:p>586</text:p>
          </table:table-cell>
          <table:table-cell office:value-type="float" office:value="861">
            <text:p>861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74];[.D174];[.E174])" office:value-type="float" office:value="813">
            <text:p>813</text:p>
          </table:table-cell>
          <table:table-cell office:value-type="float" office:value="881">
            <text:p>881</text:p>
          </table:table-cell>
          <table:table-cell office:value-type="float" office:value="708">
            <text:p>708</text:p>
          </table:table-cell>
          <table:table-cell office:value-type="float" office:value="850">
            <text:p>85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7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77];[.D177];[.E177])" office:value-type="float" office:value="667.666666666667">
            <text:p>667.6666666667</text:p>
          </table:table-cell>
          <table:table-cell office:value-type="float" office:value="571">
            <text:p>571</text:p>
          </table:table-cell>
          <table:table-cell office:value-type="float" office:value="715">
            <text:p>715</text:p>
          </table:table-cell>
          <table:table-cell office:value-type="float" office:value="717">
            <text:p>71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78];[.D178];[.E178])" office:value-type="float" office:value="649">
            <text:p>649</text:p>
          </table:table-cell>
          <table:table-cell office:value-type="float" office:value="590">
            <text:p>590</text:p>
          </table:table-cell>
          <table:table-cell office:value-type="float" office:value="625">
            <text:p>625</text:p>
          </table:table-cell>
          <table:table-cell office:value-type="float" office:value="732">
            <text:p>732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79];[.D179];[.E179])" office:value-type="float" office:value="879.333333333333">
            <text:p>879.3333333333</text:p>
          </table:table-cell>
          <table:table-cell office:value-type="float" office:value="571">
            <text:p>571</text:p>
          </table:table-cell>
          <table:table-cell office:value-type="float" office:value="824">
            <text:p>824</text:p>
          </table:table-cell>
          <table:table-cell office:value-type="float" office:value="1243">
            <text:p>12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7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82];[.D182];[.E182])" office:value-type="float" office:value="483">
            <text:p>483</text:p>
          </table:table-cell>
          <table:table-cell office:value-type="float" office:value="543">
            <text:p>543</text:p>
          </table:table-cell>
          <table:table-cell office:value-type="float" office:value="479">
            <text:p>479</text:p>
          </table:table-cell>
          <table:table-cell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83];[.D183];[.E183])" office:value-type="float" office:value="803.333333333333">
            <text:p>803.3333333333</text:p>
          </table:table-cell>
          <table:table-cell office:value-type="float" office:value="1243">
            <text:p>1243</text:p>
          </table:table-cell>
          <table:table-cell office:value-type="float" office:value="571">
            <text:p>571</text:p>
          </table:table-cell>
          <table:table-cell office:value-type="float" office:value="596">
            <text:p>59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84];[.D184];[.E184])" office:value-type="float" office:value="982.333333333333">
            <text:p>982.3333333333</text:p>
          </table:table-cell>
          <table:table-cell office:value-type="float" office:value="1185">
            <text:p>1185</text:p>
          </table:table-cell>
          <table:table-cell office:value-type="float" office:value="866">
            <text:p>866</text:p>
          </table:table-cell>
          <table:table-cell office:value-type="float" office:value="896">
            <text:p>896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 table:formula="of:=AVERAGE([.C186];[.D186];[.E186])" office:value-type="float" office:value="1084">
            <text:p>1084</text:p>
          </table:table-cell>
          <table:table-cell office:value-type="float" office:value="1155">
            <text:p>1155</text:p>
          </table:table-cell>
          <table:table-cell office:value-type="float" office:value="1126">
            <text:p>1126</text:p>
          </table:table-cell>
          <table:table-cell office:value-type="float" office:value="971">
            <text:p>971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Dificuldade 8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90];[.D190];[.E190])" office:value-type="float" office:value="613">
            <text:p>613</text:p>
          </table:table-cell>
          <table:table-cell office:value-type="float" office:value="472">
            <text:p>472</text:p>
          </table:table-cell>
          <table:table-cell office:value-type="float" office:value="780">
            <text:p>780</text:p>
          </table:table-cell>
          <table:table-cell office:value-type="float" office:value="587">
            <text:p>58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91];[.D191];[.E191])" office:value-type="float" office:value="553">
            <text:p>553</text:p>
          </table:table-cell>
          <table:table-cell office:value-type="float" office:value="485">
            <text:p>485</text:p>
          </table:table-cell>
          <table:table-cell table:number-columns-repeated="2" office:value-type="float" office:value="587">
            <text:p>587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92];[.D192];[.E192])" office:value-type="float" office:value="894">
            <text:p>894</text:p>
          </table:table-cell>
          <table:table-cell office:value-type="float" office:value="587">
            <text:p>587</text:p>
          </table:table-cell>
          <table:table-cell office:value-type="float" office:value="1176">
            <text:p>1176</text:p>
          </table:table-cell>
          <table:table-cell office:value-type="float" office:value="919">
            <text:p>91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8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195];[.D195];[.E195])" office:value-type="float" office:value="584.333333333333">
            <text:p>584.3333333333</text:p>
          </table:table-cell>
          <table:table-cell office:value-type="float" office:value="531">
            <text:p>531</text:p>
          </table:table-cell>
          <table:table-cell office:value-type="float" office:value="587">
            <text:p>587</text:p>
          </table:table-cell>
          <table:table-cell office:value-type="float" office:value="635">
            <text:p>635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196];[.D196];[.E196])" office:value-type="float" office:value="623.333333333333">
            <text:p>623.3333333333</text:p>
          </table:table-cell>
          <table:table-cell office:value-type="float" office:value="699">
            <text:p>699</text:p>
          </table:table-cell>
          <table:table-cell office:value-type="float" office:value="587">
            <text:p>587</text:p>
          </table:table-cell>
          <table:table-cell office:value-type="float" office:value="584">
            <text:p>584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197];[.D197];[.E197])" office:value-type="float" office:value="743.333333333333">
            <text:p>743.3333333333</text:p>
          </table:table-cell>
          <table:table-cell office:value-type="float" office:value="569">
            <text:p>569</text:p>
          </table:table-cell>
          <table:table-cell office:value-type="float" office:value="904">
            <text:p>904</text:p>
          </table:table-cell>
          <table:table-cell office:value-type="float" office:value="757">
            <text:p>75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8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00];[.D200];[.E200])" office:value-type="float" office:value="457.666666666667">
            <text:p>457.6666666667</text:p>
          </table:table-cell>
          <table:table-cell office:value-type="float" office:value="204">
            <text:p>204</text:p>
          </table:table-cell>
          <table:table-cell office:value-type="float" office:value="582">
            <text:p>582</text:p>
          </table:table-cell>
          <table:table-cell office:value-type="float" office:value="587">
            <text:p>58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01];[.D201];[.E201])" office:value-type="float" office:value="771.333333333333">
            <text:p>771.3333333333</text:p>
          </table:table-cell>
          <table:table-cell office:value-type="float" office:value="490">
            <text:p>490</text:p>
          </table:table-cell>
          <table:table-cell office:value-type="float" office:value="1186">
            <text:p>1186</text:p>
          </table:table-cell>
          <table:table-cell office:value-type="float" office:value="638">
            <text:p>638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02];[.D202];[.E202])" office:value-type="float" office:value="769.333333333333">
            <text:p>769.3333333333</text:p>
          </table:table-cell>
          <table:table-cell office:value-type="float" office:value="939">
            <text:p>939</text:p>
          </table:table-cell>
          <table:table-cell office:value-type="float" office:value="782">
            <text:p>782</text:p>
          </table:table-cell>
          <table:table-cell office:value-type="float" office:value="587">
            <text:p>5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8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05];[.D205];[.E205])" office:value-type="float" office:value="590">
            <text:p>590</text:p>
          </table:table-cell>
          <table:table-cell office:value-type="float" office:value="557">
            <text:p>557</text:p>
          </table:table-cell>
          <table:table-cell office:value-type="float" office:value="579">
            <text:p>579</text:p>
          </table:table-cell>
          <table:table-cell office:value-type="float" office:value="634">
            <text:p>634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06];[.D206];[.E206])" office:value-type="float" office:value="616.666666666667">
            <text:p>616.6666666667</text:p>
          </table:table-cell>
          <table:table-cell office:value-type="float" office:value="587">
            <text:p>587</text:p>
          </table:table-cell>
          <table:table-cell office:value-type="float" office:value="635">
            <text:p>635</text:p>
          </table:table-cell>
          <table:table-cell office:value-type="float" office:value="628">
            <text:p>628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07];[.D207];[.E207])" office:value-type="float" office:value="838.666666666667">
            <text:p>838.6666666667</text:p>
          </table:table-cell>
          <table:table-cell office:value-type="float" office:value="1091">
            <text:p>1091</text:p>
          </table:table-cell>
          <table:table-cell office:value-type="float" office:value="635">
            <text:p>635</text:p>
          </table:table-cell>
          <table:table-cell office:value-type="float" office:value="790">
            <text:p>790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AVERAGE([.C209];[.D209];[.E209])" office:value-type="float" office:value="894">
            <text:p>894</text:p>
          </table:table-cell>
          <table:table-cell office:value-type="float" office:value="987">
            <text:p>987</text:p>
          </table:table-cell>
          <table:table-cell office:value-type="float" office:value="915">
            <text:p>915</text:p>
          </table:table-cell>
          <table:table-cell office:value-type="float" office:value="780">
            <text:p>780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Dificuldade 9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13];[.D213];[.E213])" office:value-type="float" office:value="597.666666666667">
            <text:p>597.6666666667</text:p>
          </table:table-cell>
          <table:table-cell office:value-type="float" office:value="656">
            <text:p>656</text:p>
          </table:table-cell>
          <table:table-cell office:value-type="float" office:value="583">
            <text:p>583</text:p>
          </table:table-cell>
          <table:table-cell office:value-type="float" office:value="554">
            <text:p>554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14];[.D214];[.E214])" office:value-type="float" office:value="501">
            <text:p>501</text:p>
          </table:table-cell>
          <table:table-cell office:value-type="float" office:value="411">
            <text:p>411</text:p>
          </table:table-cell>
          <table:table-cell office:value-type="float" office:value="396">
            <text:p>396</text:p>
          </table:table-cell>
          <table:table-cell office:value-type="float" office:value="696">
            <text:p>69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15];[.D215];[.E215])" office:value-type="float" office:value="787.666666666667">
            <text:p>787.6666666667</text:p>
          </table:table-cell>
          <table:table-cell office:value-type="float" office:value="693">
            <text:p>693</text:p>
          </table:table-cell>
          <table:table-cell office:value-type="float" office:value="1275">
            <text:p>1275</text:p>
          </table:table-cell>
          <table:table-cell office:value-type="float" office:value="395">
            <text:p>3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9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18];[.D218];[.E218])" office:value-type="float" office:value="573.666666666667">
            <text:p>573.6666666667</text:p>
          </table:table-cell>
          <table:table-cell office:value-type="float" office:value="395">
            <text:p>395</text:p>
          </table:table-cell>
          <table:table-cell office:value-type="float" office:value="659">
            <text:p>659</text:p>
          </table:table-cell>
          <table:table-cell office:value-type="float" office:value="667">
            <text:p>66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19];[.D219];[.E219])" office:value-type="float" office:value="675.666666666667">
            <text:p>675.6666666667</text:p>
          </table:table-cell>
          <table:table-cell office:value-type="float" office:value="708">
            <text:p>708</text:p>
          </table:table-cell>
          <table:table-cell office:value-type="float" office:value="711">
            <text:p>711</text:p>
          </table:table-cell>
          <table:table-cell office:value-type="float" office:value="608">
            <text:p>608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20];[.D220];[.E220])" office:value-type="float" office:value="790.666666666667">
            <text:p>790.6666666667</text:p>
          </table:table-cell>
          <table:table-cell office:value-type="float" office:value="717">
            <text:p>717</text:p>
          </table:table-cell>
          <table:table-cell office:value-type="float" office:value="711">
            <text:p>711</text:p>
          </table:table-cell>
          <table:table-cell office:value-type="float" office:value="944">
            <text:p>9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9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23];[.D223];[.E223])" office:value-type="float" office:value="768.666666666667">
            <text:p>768.6666666667</text:p>
          </table:table-cell>
          <table:table-cell office:value-type="float" office:value="551">
            <text:p>551</text:p>
          </table:table-cell>
          <table:table-cell office:value-type="float" office:value="591">
            <text:p>591</text:p>
          </table:table-cell>
          <table:table-cell office:value-type="float" office:value="1164">
            <text:p>1164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24];[.D224];[.E224])" office:value-type="float" office:value="524.666666666667">
            <text:p>524.6666666667</text:p>
          </table:table-cell>
          <table:table-cell office:value-type="float" office:value="252">
            <text:p>252</text:p>
          </table:table-cell>
          <table:table-cell office:value-type="float" office:value="736">
            <text:p>736</text:p>
          </table:table-cell>
          <table:table-cell office:value-type="float" office:value="586">
            <text:p>586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25];[.D225];[.E225])" office:value-type="float" office:value="896">
            <text:p>896</text:p>
          </table:table-cell>
          <table:table-cell office:value-type="float" office:value="813">
            <text:p>813</text:p>
          </table:table-cell>
          <table:table-cell office:value-type="float" office:value="663">
            <text:p>663</text:p>
          </table:table-cell>
          <table:table-cell office:value-type="float" office:value="1212">
            <text:p>12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9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28];[.D228];[.E228])" office:value-type="float" office:value="612">
            <text:p>612</text:p>
          </table:table-cell>
          <table:table-cell office:value-type="float" office:value="395">
            <text:p>395</text:p>
          </table:table-cell>
          <table:table-cell office:value-type="float" office:value="639">
            <text:p>639</text:p>
          </table:table-cell>
          <table:table-cell office:value-type="float" office:value="802">
            <text:p>802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29];[.D229];[.E229])" office:value-type="float" office:value="653.333333333333">
            <text:p>653.3333333333</text:p>
          </table:table-cell>
          <table:table-cell office:value-type="float" office:value="667">
            <text:p>667</text:p>
          </table:table-cell>
          <table:table-cell office:value-type="float" office:value="626">
            <text:p>626</text:p>
          </table:table-cell>
          <table:table-cell office:value-type="float" office:value="667">
            <text:p>667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30];[.D230];[.E230])" office:value-type="float" office:value="686.333333333333">
            <text:p>686.3333333333</text:p>
          </table:table-cell>
          <table:table-cell office:value-type="float" office:value="726">
            <text:p>726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AVERAGE([.C232];[.D232];[.E232])" office:value-type="float" office:value="919.333333333333">
            <text:p>919.3333333333</text:p>
          </table:table-cell>
          <table:table-cell office:value-type="float" office:value="829">
            <text:p>829</text:p>
          </table:table-cell>
          <table:table-cell office:value-type="float" office:value="987">
            <text:p>987</text:p>
          </table:table-cell>
          <table:table-cell office:value-type="float" office:value="942">
            <text:p>942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Dificuldade 10 / Small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36];[.D236];[.E236])" office:value-type="float" office:value="470.333333333333">
            <text:p>470.3333333333</text:p>
          </table:table-cell>
          <table:table-cell office:value-type="float" office:value="444">
            <text:p>444</text:p>
          </table:table-cell>
          <table:table-cell office:value-type="float" office:value="467">
            <text:p>467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37];[.D237];[.E237])" office:value-type="float" office:value="484">
            <text:p>484</text:p>
          </table:table-cell>
          <table:table-cell office:value-type="float" office:value="444">
            <text:p>444</text:p>
          </table:table-cell>
          <table:table-cell office:value-type="float" office:value="539">
            <text:p>539</text:p>
          </table:table-cell>
          <table:table-cell office:value-type="float" office:value="469">
            <text:p>469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38];[.D238];[.E238])" office:value-type="float" office:value="1267">
            <text:p>1267</text:p>
          </table:table-cell>
          <table:table-cell office:value-type="float" office:value="1151">
            <text:p>1151</text:p>
          </table:table-cell>
          <table:table-cell office:value-type="float" office:value="1205">
            <text:p>1205</text:p>
          </table:table-cell>
          <table:table-cell office:value-type="float" office:value="1445">
            <text:p>144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10 / Small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41];[.D241];[.E241])" office:value-type="float" office:value="595">
            <text:p>595</text:p>
          </table:table-cell>
          <table:table-cell office:value-type="float" office:value="705">
            <text:p>705</text:p>
          </table:table-cell>
          <table:table-cell office:value-type="float" office:value="538">
            <text:p>538</text:p>
          </table:table-cell>
          <table:table-cell office:value-type="float" office:value="542">
            <text:p>542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42];[.D242];[.E242])" office:value-type="float" office:value="828.333333333333">
            <text:p>828.3333333333</text:p>
          </table:table-cell>
          <table:table-cell office:value-type="float" office:value="912">
            <text:p>912</text:p>
          </table:table-cell>
          <table:table-cell office:value-type="float" office:value="652">
            <text:p>652</text:p>
          </table:table-cell>
          <table:table-cell office:value-type="float" office:value="921">
            <text:p>921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43];[.D243];[.E243])" office:value-type="float" office:value="847.666666666667">
            <text:p>847.6666666667</text:p>
          </table:table-cell>
          <table:table-cell office:value-type="float" office:value="788">
            <text:p>788</text:p>
          </table:table-cell>
          <table:table-cell office:value-type="float" office:value="843">
            <text:p>843</text:p>
          </table:table-cell>
          <table:table-cell office:value-type="float" office:value="912">
            <text:p>9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10 / Medium</text:p>
          </table:table-cell>
          <table:table-cell table:style-name="ce2" office:value-type="string">
            <text:p>Conectado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46];[.D246];[.E246])" office:value-type="float" office:value="627.333333333333">
            <text:p>627.3333333333</text:p>
          </table:table-cell>
          <table:table-cell office:value-type="float" office:value="345">
            <text:p>345</text:p>
          </table:table-cell>
          <table:table-cell office:value-type="float" office:value="730">
            <text:p>730</text:p>
          </table:table-cell>
          <table:table-cell office:value-type="float" office:value="807">
            <text:p>807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47];[.D247];[.E247])" office:value-type="float" office:value="508.333333333333">
            <text:p>508.3333333333</text:p>
          </table:table-cell>
          <table:table-cell office:value-type="float" office:value="452">
            <text:p>452</text:p>
          </table:table-cell>
          <table:table-cell office:value-type="float" office:value="518">
            <text:p>518</text:p>
          </table:table-cell>
          <table:table-cell office:value-type="float" office:value="555">
            <text:p>555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48];[.D248];[.E248])" office:value-type="float" office:value="854.666666666667">
            <text:p>854.6666666667</text:p>
          </table:table-cell>
          <table:table-cell office:value-type="float" office:value="843">
            <text:p>843</text:p>
          </table:table-cell>
          <table:table-cell office:value-type="float" office:value="923">
            <text:p>923</text:p>
          </table:table-cell>
          <table:table-cell office:value-type="float" office:value="798">
            <text:p>79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ficuldade 10 / Medium</text:p>
          </table:table-cell>
          <table:table-cell table:style-name="ce2" office:value-type="string">
            <text:p>Anel</text:p>
          </table:table-cell>
          <table:table-cell table:number-columns-repeated="1022"/>
        </table:table-row>
        <table:table-row table:style-name="ro1">
          <table:table-cell office:value-type="string">
            <text:p>População 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2" table:formula="of:=AVERAGE([.C251];[.D251];[.E251])" office:value-type="float" office:value="669">
            <text:p>669</text:p>
          </table:table-cell>
          <table:table-cell office:value-type="float" office:value="843">
            <text:p>843</text:p>
          </table:table-cell>
          <table:table-cell office:value-type="float" office:value="484">
            <text:p>484</text:p>
          </table:table-cell>
          <table:table-cell office:value-type="float" office:value="680">
            <text:p>68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2" table:formula="of:=AVERAGE([.C252];[.D252];[.E252])" office:value-type="float" office:value="695">
            <text:p>695</text:p>
          </table:table-cell>
          <table:table-cell office:value-type="float" office:value="587">
            <text:p>587</text:p>
          </table:table-cell>
          <table:table-cell office:value-type="float" office:value="780">
            <text:p>780</text:p>
          </table:table-cell>
          <table:table-cell office:value-type="float" office:value="718">
            <text:p>718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2" table:formula="of:=AVERAGE([.C253];[.D253];[.E253])" office:value-type="float" office:value="798">
            <text:p>798</text:p>
          </table:table-cell>
          <table:table-cell office:value-type="float" office:value="794">
            <text:p>794</text:p>
          </table:table-cell>
          <table:table-cell office:value-type="float" office:value="757">
            <text:p>757</text:p>
          </table:table-cell>
          <table:table-cell office:value-type="float" office:value="843">
            <text:p>843</text:p>
          </table:table-cell>
          <table:table-cell table:number-columns-repeated="1019"/>
        </table:table-row>
        <table:table-row table:style-name="ro2">
          <table:table-cell office:value-type="string">
            <text:p>AG</text:p>
          </table:table-cell>
          <table:table-cell table:style-name="ce2" office:value-type="string">
            <text:p>Fitness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AVERAGE([.C255];[.D255];[.E255])" office:value-type="float" office:value="1080">
            <text:p>1080</text:p>
          </table:table-cell>
          <table:table-cell office:value-type="float" office:value="1146">
            <text:p>1146</text:p>
          </table:table-cell>
          <table:table-cell office:value-type="float" office:value="931">
            <text:p>931</text:p>
          </table:table-cell>
          <table:table-cell office:value-type="float" office:value="1163">
            <text:p>1163</text:p>
          </table:table-cell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elhores Valores</text:p>
          </table:table-cell>
          <table:table-cell table:style-name="ce2" office:value-type="string">
            <text:p>Small</text:p>
          </table:table-cell>
          <table:table-cell/>
          <table:table-cell office:value-type="string">
            <text:p>Medium</text:p>
          </table:table-cell>
          <table:table-cell table:number-columns-repeated="1020"/>
        </table:table-row>
        <table:table-row table:style-name="ro1">
          <table:table-cell office:value-type="string">
            <text:p>Dificuldade / Tipo</text:p>
          </table:table-cell>
          <table:table-cell table:style-name="ce2" office:value-type="string">
            <text:p>Conectado</text:p>
          </table:table-cell>
          <table:table-cell office:value-type="string">
            <text:p>Anel</text:p>
          </table:table-cell>
          <table:table-cell office:value-type="string">
            <text:p>Conectado</text:p>
          </table:table-cell>
          <table:table-cell office:value-type="string">
            <text:p>Anel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style-name="ce2" table:formula="of:=MAX([.B6];[.B7];[.B8])" office:value-type="float" office:value="3528">
            <text:p>3528</text:p>
          </table:table-cell>
          <table:table-cell table:style-name="ce2" table:formula="of:=MAX([.B11];[.B12];[.B13])" office:value-type="float" office:value="3811.66666666667">
            <text:p>3811.6666666667</text:p>
          </table:table-cell>
          <table:table-cell table:style-name="ce2" table:formula="of:=MAX([.B16];[.B17];[.B18])" office:value-type="float" office:value="3366.33333333333">
            <text:p>3366.3333333333</text:p>
          </table:table-cell>
          <table:table-cell table:style-name="ce2" table:formula="of:=MAX([.B21];[.B22];[.B23])" office:value-type="float" office:value="3433">
            <text:p>3433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2" table:formula="of:=MAX([.B29];[.B30];[.B31])" office:value-type="float" office:value="1975.66666666667">
            <text:p>1975.6666666667</text:p>
          </table:table-cell>
          <table:table-cell table:style-name="ce2" table:formula="of:=MAX([.B34];[.B35];[.B36])" office:value-type="float" office:value="1265">
            <text:p>1265</text:p>
          </table:table-cell>
          <table:table-cell table:style-name="ce2" table:formula="of:=MAX([.B39];[.B40];[.B41])" office:value-type="float" office:value="1854.66666666667">
            <text:p>1854.6666666667</text:p>
          </table:table-cell>
          <table:table-cell table:style-name="ce2" table:formula="of:=MAX([.B44];[.B45];[.B46])" office:value-type="float" office:value="1035">
            <text:p>1035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2" table:formula="of:=MAX([.B52];[.B53];[.B54])" office:value-type="float" office:value="1310.33333333333">
            <text:p>1310.3333333333</text:p>
          </table:table-cell>
          <table:table-cell table:style-name="ce2" table:formula="of:=MAX([.B57];[.B58];[.B59])" office:value-type="float" office:value="1091">
            <text:p>1091</text:p>
          </table:table-cell>
          <table:table-cell table:style-name="ce2" table:formula="of:=MAX([.B62];[.B63];[.B64])" office:value-type="float" office:value="1123.66666666667">
            <text:p>1123.6666666667</text:p>
          </table:table-cell>
          <table:table-cell table:style-name="ce2" table:formula="of:=MAX([.B67];[.B68];[.B69])" office:value-type="float" office:value="790.333333333333">
            <text:p>790.333333333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2" table:formula="of:=MAX([.B75];[.B76];[.B77])" office:value-type="float" office:value="758.666666666667">
            <text:p>758.6666666667</text:p>
          </table:table-cell>
          <table:table-cell table:style-name="ce2" table:formula="of:=MAX([.B80];[.B81];[.B82])" office:value-type="float" office:value="1074.33333333333">
            <text:p>1074.3333333333</text:p>
          </table:table-cell>
          <table:table-cell table:style-name="ce2" table:formula="of:=MAX([.B85];[.B86];[.B87])" office:value-type="float" office:value="1137">
            <text:p>1137</text:p>
          </table:table-cell>
          <table:table-cell table:style-name="ce2" table:formula="of:=MAX([.B90];[.B91];[.B92])" office:value-type="float" office:value="1020.33333333333">
            <text:p>1020.3333333333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style-name="ce2" table:formula="of:=MAX([.B98];[.B99];[.B100])" office:value-type="float" office:value="1187.33333333333">
            <text:p>1187.3333333333</text:p>
          </table:table-cell>
          <table:table-cell table:style-name="ce2" table:formula="of:=MAX([.B103];[.B104];[.B105])" office:value-type="float" office:value="776.666666666667">
            <text:p>776.6666666667</text:p>
          </table:table-cell>
          <table:table-cell table:style-name="ce2" table:formula="of:=MAX([.B108];[.B109];[.B110])" office:value-type="float" office:value="1033.66666666667">
            <text:p>1033.6666666667</text:p>
          </table:table-cell>
          <table:table-cell table:style-name="ce2" table:formula="of:=MAX([.B113];[.B114];[.B115])" office:value-type="float" office:value="951">
            <text:p>951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table:style-name="ce2" table:formula="of:=MAX([.B121];[.B122];[.B123])" office:value-type="float" office:value="1120.66666666667">
            <text:p>1120.6666666667</text:p>
          </table:table-cell>
          <table:table-cell table:style-name="ce2" table:formula="of:=MAX([.B126];[.B127];[.B128])" office:value-type="float" office:value="934.666666666667">
            <text:p>934.6666666667</text:p>
          </table:table-cell>
          <table:table-cell table:style-name="ce2" table:formula="of:=MAX([.B131];[.B132];[.B133])" office:value-type="float" office:value="721">
            <text:p>721</text:p>
          </table:table-cell>
          <table:table-cell table:style-name="ce2" table:formula="of:=MAX([.B136];[.B137];[.B138])" office:value-type="float" office:value="714.666666666667">
            <text:p>714.6666666667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2" table:formula="of:=MAX([.B144];[.B45];[.B146])" office:value-type="float" office:value="783.666666666667">
            <text:p>783.6666666667</text:p>
          </table:table-cell>
          <table:table-cell table:style-name="ce2" table:formula="of:=MAX([.B149];[.B150];[.B151])" office:value-type="float" office:value="792.333333333333">
            <text:p>792.3333333333</text:p>
          </table:table-cell>
          <table:table-cell table:style-name="ce2" table:formula="of:=MAX([.B154];[.B155];[.B156])" office:value-type="float" office:value="851">
            <text:p>851</text:p>
          </table:table-cell>
          <table:table-cell table:style-name="ce2" table:formula="of:=MAX([.B159];[.B160];[.B161])" office:value-type="float" office:value="792.333333333333">
            <text:p>792.3333333333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2" table:formula="of:=MAX([.B167];[.B1168];[.B1169])" office:value-type="float" office:value="538.666666666667">
            <text:p>538.6666666667</text:p>
          </table:table-cell>
          <table:table-cell table:style-name="ce2" table:formula="of:=MAX([.B172];[.B173];[.B174])" office:value-type="float" office:value="813">
            <text:p>813</text:p>
          </table:table-cell>
          <table:table-cell table:style-name="ce2" table:formula="of:=MAX([.B177];[.B178];[.B179])" office:value-type="float" office:value="879.333333333333">
            <text:p>879.3333333333</text:p>
          </table:table-cell>
          <table:table-cell table:style-name="ce2" table:formula="of:=MAX([.B182];[.B183];[.B184])" office:value-type="float" office:value="982.333333333333">
            <text:p>982.333333333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2" table:formula="of:=MAX([.B190];[.B191];[.B192])" office:value-type="float" office:value="894">
            <text:p>894</text:p>
          </table:table-cell>
          <table:table-cell table:style-name="ce2" table:formula="of:=MAX([.B195];[.B196];[.B197])" office:value-type="float" office:value="743.333333333333">
            <text:p>743.3333333333</text:p>
          </table:table-cell>
          <table:table-cell table:style-name="ce2" table:formula="of:=MAX([.B200];[.B201];[.B202])" office:value-type="float" office:value="771.333333333333">
            <text:p>771.3333333333</text:p>
          </table:table-cell>
          <table:table-cell table:style-name="ce2" table:formula="of:=MAX([.B205];[.B206];[.B207])" office:value-type="float" office:value="838.666666666667">
            <text:p>838.6666666667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table:style-name="ce2" table:formula="of:=MAX([.B213];[.B214];[.B215])" office:value-type="float" office:value="787.666666666667">
            <text:p>787.6666666667</text:p>
          </table:table-cell>
          <table:table-cell table:style-name="ce2" table:formula="of:=MAX([.B218];[.B219];[.B220])" office:value-type="float" office:value="790.666666666667">
            <text:p>790.6666666667</text:p>
          </table:table-cell>
          <table:table-cell table:style-name="ce2" table:formula="of:=MAX([.B223];[.B224];[.B225])" office:value-type="float" office:value="896">
            <text:p>896</text:p>
          </table:table-cell>
          <table:table-cell table:style-name="ce2" table:formula="of:=MAX([.B228];[.B229];[.B230])" office:value-type="float" office:value="686.333333333333">
            <text:p>686.3333333333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2" table:formula="of:=MAX([.B236];[.B237];[.B238])" office:value-type="float" office:value="1267">
            <text:p>1267</text:p>
          </table:table-cell>
          <table:table-cell table:style-name="ce2" table:formula="of:=MAX([.B241];[.B242];[.B243])" office:value-type="float" office:value="847.666666666667">
            <text:p>847.6666666667</text:p>
          </table:table-cell>
          <table:table-cell table:style-name="ce2" table:formula="of:=MAX([.B246];[.B247];[.B248])" office:value-type="float" office:value="854.666666666667">
            <text:p>854.6666666667</text:p>
          </table:table-cell>
          <table:table-cell table:style-name="ce2" table:formula="of:=MAX([.B251];[.B252];[.B253])" office:value-type="float" office:value="798">
            <text:p>798</text:p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elhor Topologia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Dificuldade / Tipo</text:p>
          </table:table-cell>
          <table:table-cell table:style-name="ce2"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Melhor Small</text:p>
          </table:table-cell>
          <table:table-cell office:value-type="string">
            <text:p>Melhor Medium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MAX([.B260];[.C260])" office:value-type="float" office:value="3811.66666666667">
            <text:p>3811.6666666667</text:p>
          </table:table-cell>
          <table:table-cell table:style-name="ce2" table:formula="of:=MAX([.D260];[.E260])" office:value-type="float" office:value="3433">
            <text:p>3433</text:p>
          </table:table-cell>
          <table:table-cell office:value-type="string">
            <text:p>Anel</text:p>
          </table:table-cell>
          <table:table-cell office:value-type="string">
            <text:p>Anel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MAX([.B261];[.C261])" office:value-type="float" office:value="1975.66666666667">
            <text:p>1975.6666666667</text:p>
          </table:table-cell>
          <table:table-cell table:style-name="ce2" table:formula="of:=MAX([.D261];[.E261])" office:value-type="float" office:value="1854.66666666667">
            <text:p>1854.6666666667</text:p>
          </table:table-cell>
          <table:table-cell office:value-type="string">
            <text:p>Conectado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MAX([.B262];[.C262])" office:value-type="float" office:value="1310.33333333333">
            <text:p>1310.3333333333</text:p>
          </table:table-cell>
          <table:table-cell table:style-name="ce2" table:formula="of:=MAX([.D262];[.E262])" office:value-type="float" office:value="1123.66666666667">
            <text:p>1123.6666666667</text:p>
          </table:table-cell>
          <table:table-cell office:value-type="string">
            <text:p>Conectado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MAX([.B263];[.C263])" office:value-type="float" office:value="1074.33333333333">
            <text:p>1074.3333333333</text:p>
          </table:table-cell>
          <table:table-cell table:style-name="ce2" table:formula="of:=MAX([.D263];[.E263])" office:value-type="float" office:value="1137">
            <text:p>1137</text:p>
          </table:table-cell>
          <table:table-cell office:value-type="string">
            <text:p>Anel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MAX([.B264];[.C264])" office:value-type="float" office:value="1187.33333333333">
            <text:p>1187.3333333333</text:p>
          </table:table-cell>
          <table:table-cell table:style-name="ce2" table:formula="of:=MAX([.D264];[.E264])" office:value-type="float" office:value="1033.66666666667">
            <text:p>1033.6666666667</text:p>
          </table:table-cell>
          <table:table-cell office:value-type="string">
            <text:p>Conectado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MAX([.B265];[.C265])" office:value-type="float" office:value="1120.66666666667">
            <text:p>1120.6666666667</text:p>
          </table:table-cell>
          <table:table-cell table:style-name="ce2" table:formula="of:=MAX([.D265];[.E265])" office:value-type="float" office:value="721">
            <text:p>721</text:p>
          </table:table-cell>
          <table:table-cell office:value-type="string">
            <text:p>Conectado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MAX([.B266];[.C266])" office:value-type="float" office:value="792.333333333333">
            <text:p>792.3333333333</text:p>
          </table:table-cell>
          <table:table-cell table:style-name="ce2" table:formula="of:=MAX([.D266];[.E266])" office:value-type="float" office:value="851">
            <text:p>851</text:p>
          </table:table-cell>
          <table:table-cell office:value-type="string">
            <text:p>Anel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MAX([.B267];[.C267])" office:value-type="float" office:value="813">
            <text:p>813</text:p>
          </table:table-cell>
          <table:table-cell table:style-name="ce2" table:formula="of:=MAX([.D267];[.E267])" office:value-type="float" office:value="982.333333333333">
            <text:p>982.3333333333</text:p>
          </table:table-cell>
          <table:table-cell office:value-type="string">
            <text:p>Anel</text:p>
          </table:table-cell>
          <table:table-cell office:value-type="string">
            <text:p>Anel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MAX([.B268];[.C268])" office:value-type="float" office:value="894">
            <text:p>894</text:p>
          </table:table-cell>
          <table:table-cell table:style-name="ce2" table:formula="of:=MAX([.D268];[.E268])" office:value-type="float" office:value="838.666666666667">
            <text:p>838.6666666667</text:p>
          </table:table-cell>
          <table:table-cell office:value-type="string">
            <text:p>Conectado</text:p>
          </table:table-cell>
          <table:table-cell office:value-type="string">
            <text:p>Anel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MAX([.B269];[.C269])" office:value-type="float" office:value="790.666666666667">
            <text:p>790.6666666667</text:p>
          </table:table-cell>
          <table:table-cell table:style-name="ce2" table:formula="of:=MAX([.D269];[.E269])" office:value-type="float" office:value="896">
            <text:p>896</text:p>
          </table:table-cell>
          <table:table-cell office:value-type="string">
            <text:p>Anel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MAX([.B270];[.C270])" office:value-type="float" office:value="1267">
            <text:p>1267</text:p>
          </table:table-cell>
          <table:table-cell table:style-name="ce2" table:formula="of:=MAX([.D270];[.E270])" office:value-type="float" office:value="854.666666666667">
            <text:p>854.6666666667</text:p>
          </table:table-cell>
          <table:table-cell office:value-type="string">
            <text:p>Conectado</text:p>
          </table:table-cell>
          <table:table-cell office:value-type="string">
            <text:p>Conectado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Dificuldade</text:p>
          </table:table-cell>
          <table:table-cell table:style-name="ce2" office:value-type="string">
            <text:p>Small TC 300</text:p>
          </table:table-cell>
          <table:table-cell office:value-type="string">
            <text:p>Small Anl 300</text:p>
          </table:table-cell>
          <table:table-cell office:value-type="string">
            <text:p>Med TC 300</text:p>
          </table:table-cell>
          <table:table-cell office:value-type="string">
            <text:p>Med Anl 300</text:p>
          </table:table-cell>
          <table:table-cell office:value-type="string">
            <text:p>AG 100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3528">
            <text:p>3528</text:p>
          </table:table-cell>
          <table:table-cell office:value-type="float" office:value="3811.66666667">
            <text:p>3811.66666667</text:p>
          </table:table-cell>
          <table:table-cell office:value-type="float" office:value="3366.33333333">
            <text:p>3366.33333333</text:p>
          </table:table-cell>
          <table:table-cell office:value-type="float" office:value="3433">
            <text:p>3433</text:p>
          </table:table-cell>
          <table:table-cell office:value-type="float" office:value="4096">
            <text:p>4096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1975.66666667">
            <text:p>1975.66666667</text:p>
          </table:table-cell>
          <table:table-cell office:value-type="float" office:value="1265">
            <text:p>1265</text:p>
          </table:table-cell>
          <table:table-cell office:value-type="float" office:value="1854.66666667">
            <text:p>1854.66666667</text:p>
          </table:table-cell>
          <table:table-cell office:value-type="float" office:value="1035">
            <text:p>1035</text:p>
          </table:table-cell>
          <table:table-cell office:value-type="float" office:value="1745">
            <text:p>1745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1310.33333333">
            <text:p>1310.33333333</text:p>
          </table:table-cell>
          <table:table-cell office:value-type="float" office:value="1091">
            <text:p>1091</text:p>
          </table:table-cell>
          <table:table-cell office:value-type="float" office:value="610">
            <text:p>610</text:p>
          </table:table-cell>
          <table:table-cell office:value-type="float" office:value="790.333333333">
            <text:p>790.333333333</text:p>
          </table:table-cell>
          <table:table-cell office:value-type="float" office:value="1449.66666667">
            <text:p>1449.66666667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745.666666667">
            <text:p>745.666666667</text:p>
          </table:table-cell>
          <table:table-cell office:value-type="float" office:value="1074.33333333">
            <text:p>1074.33333333</text:p>
          </table:table-cell>
          <table:table-cell office:value-type="float" office:value="1137">
            <text:p>1137</text:p>
          </table:table-cell>
          <table:table-cell office:value-type="float" office:value="1020.33333333">
            <text:p>1020.33333333</text:p>
          </table:table-cell>
          <table:table-cell office:value-type="float" office:value="1053.33333333">
            <text:p>1053.33333333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float" office:value="1187.33333333">
            <text:p>1187.33333333</text:p>
          </table:table-cell>
          <table:table-cell office:value-type="float" office:value="776.666666667">
            <text:p>776.666666667</text:p>
          </table:table-cell>
          <table:table-cell office:value-type="float" office:value="1033.66666667">
            <text:p>1033.66666667</text:p>
          </table:table-cell>
          <table:table-cell office:value-type="float" office:value="951">
            <text:p>951</text:p>
          </table:table-cell>
          <table:table-cell office:value-type="float" office:value="1264">
            <text:p>1264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1120.66666667">
            <text:p>1120.66666667</text:p>
          </table:table-cell>
          <table:table-cell office:value-type="float" office:value="934.666666667">
            <text:p>934.666666667</text:p>
          </table:table-cell>
          <table:table-cell office:value-type="float" office:value="721">
            <text:p>721</text:p>
          </table:table-cell>
          <table:table-cell office:value-type="float" office:value="585.333333333">
            <text:p>585.333333333</text:p>
          </table:table-cell>
          <table:table-cell office:value-type="float" office:value="1078.66666667">
            <text:p>1078.66666667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682.666666667">
            <text:p>682.666666667</text:p>
          </table:table-cell>
          <table:table-cell office:value-type="float" office:value="792.333333333">
            <text:p>792.333333333</text:p>
          </table:table-cell>
          <table:table-cell office:value-type="float" office:value="773.333333333">
            <text:p>773.333333333</text:p>
          </table:table-cell>
          <table:table-cell office:value-type="float" office:value="792.333333333">
            <text:p>792.333333333</text:p>
          </table:table-cell>
          <table:table-cell office:value-type="float" office:value="949.333333333">
            <text:p>949.333333333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float" office:value="807">
            <text:p>807</text:p>
          </table:table-cell>
          <table:table-cell office:value-type="float" office:value="813">
            <text:p>813</text:p>
          </table:table-cell>
          <table:table-cell office:value-type="float" office:value="879.333333333">
            <text:p>879.333333333</text:p>
          </table:table-cell>
          <table:table-cell office:value-type="float" office:value="982.333333333">
            <text:p>982.333333333</text:p>
          </table:table-cell>
          <table:table-cell office:value-type="float" office:value="1084">
            <text:p>1084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float" office:value="894">
            <text:p>894</text:p>
          </table:table-cell>
          <table:table-cell office:value-type="float" office:value="743.333333333">
            <text:p>743.333333333</text:p>
          </table:table-cell>
          <table:table-cell office:value-type="float" office:value="769.333333333">
            <text:p>769.333333333</text:p>
          </table:table-cell>
          <table:table-cell office:value-type="float" office:value="838.666666667">
            <text:p>838.666666667</text:p>
          </table:table-cell>
          <table:table-cell office:value-type="float" office:value="894">
            <text:p>894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float" office:value="787.666666667">
            <text:p>787.666666667</text:p>
          </table:table-cell>
          <table:table-cell office:value-type="float" office:value="790.666666667">
            <text:p>790.666666667</text:p>
          </table:table-cell>
          <table:table-cell office:value-type="float" office:value="896">
            <text:p>896</text:p>
          </table:table-cell>
          <table:table-cell office:value-type="float" office:value="686.333333333">
            <text:p>686.333333333</text:p>
          </table:table-cell>
          <table:table-cell office:value-type="float" office:value="919.333333333">
            <text:p>919.333333333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float" office:value="1267">
            <text:p>1267</text:p>
          </table:table-cell>
          <table:table-cell office:value-type="float" office:value="847.666666667">
            <text:p>847.666666667</text:p>
          </table:table-cell>
          <table:table-cell office:value-type="float" office:value="854.666666667">
            <text:p>854.666666667</text:p>
          </table:table-cell>
          <table:table-cell office:value-type="float" office:value="798">
            <text:p>798</text:p>
          </table:table-cell>
          <table:table-cell office:value-type="float" office:value="1080">
            <text:p>1080</text:p>
          </table:table-cell>
          <table:table-cell table:number-columns-repeated="1018"/>
        </table:table-row>
        <table:table-row table:style-name="ro2" table:number-rows-repeated="16">
          <table:table-cell/>
          <table:table-cell table:style-name="ce2"/>
          <table:table-cell table:number-columns-repeated="1022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office:value-type="string">
            <text:p>Dificuldade</text:p>
          </table:table-cell>
          <table:table-cell table:style-name="ce2" office:value-type="string">
            <text:p>Small TC 300</text:p>
          </table:table-cell>
          <table:table-cell office:value-type="string">
            <text:p>Small Anl 300</text:p>
          </table:table-cell>
          <table:table-cell office:value-type="string">
            <text:p>Med TC 300</text:p>
          </table:table-cell>
          <table:table-cell office:value-type="string">
            <text:p>Med Anl 300</text:p>
          </table:table-cell>
          <table:table-cell office:value-type="string">
            <text:p>AG 10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1975.66666667">
            <text:p>1975.66666667</text:p>
          </table:table-cell>
          <table:table-cell office:value-type="float" office:value="1265">
            <text:p>1265</text:p>
          </table:table-cell>
          <table:table-cell office:value-type="float" office:value="1854.66666667">
            <text:p>1854.66666667</text:p>
          </table:table-cell>
          <table:table-cell office:value-type="float" office:value="1035">
            <text:p>1035</text:p>
          </table:table-cell>
          <table:table-cell office:value-type="float" office:value="1745">
            <text:p>1745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1310.33333333">
            <text:p>1310.33333333</text:p>
          </table:table-cell>
          <table:table-cell office:value-type="float" office:value="1091">
            <text:p>1091</text:p>
          </table:table-cell>
          <table:table-cell office:value-type="float" office:value="610">
            <text:p>610</text:p>
          </table:table-cell>
          <table:table-cell office:value-type="float" office:value="790.333333333">
            <text:p>790.333333333</text:p>
          </table:table-cell>
          <table:table-cell office:value-type="float" office:value="1449.66666667">
            <text:p>1449.66666667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745.666666667">
            <text:p>745.666666667</text:p>
          </table:table-cell>
          <table:table-cell office:value-type="float" office:value="1074.33333333">
            <text:p>1074.33333333</text:p>
          </table:table-cell>
          <table:table-cell office:value-type="float" office:value="1137">
            <text:p>1137</text:p>
          </table:table-cell>
          <table:table-cell office:value-type="float" office:value="1020.33333333">
            <text:p>1020.33333333</text:p>
          </table:table-cell>
          <table:table-cell office:value-type="float" office:value="1053.33333333">
            <text:p>1053.33333333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float" office:value="1187.33333333">
            <text:p>1187.33333333</text:p>
          </table:table-cell>
          <table:table-cell office:value-type="float" office:value="776.666666667">
            <text:p>776.666666667</text:p>
          </table:table-cell>
          <table:table-cell office:value-type="float" office:value="1033.66666667">
            <text:p>1033.66666667</text:p>
          </table:table-cell>
          <table:table-cell office:value-type="float" office:value="951">
            <text:p>951</text:p>
          </table:table-cell>
          <table:table-cell office:value-type="float" office:value="1264">
            <text:p>1264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1120.66666667">
            <text:p>1120.66666667</text:p>
          </table:table-cell>
          <table:table-cell office:value-type="float" office:value="934.666666667">
            <text:p>934.666666667</text:p>
          </table:table-cell>
          <table:table-cell office:value-type="float" office:value="721">
            <text:p>721</text:p>
          </table:table-cell>
          <table:table-cell office:value-type="float" office:value="585.333333333">
            <text:p>585.333333333</text:p>
          </table:table-cell>
          <table:table-cell office:value-type="float" office:value="1078.66666667">
            <text:p>1078.66666667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682.666666667">
            <text:p>682.666666667</text:p>
          </table:table-cell>
          <table:table-cell office:value-type="float" office:value="792.333333333">
            <text:p>792.333333333</text:p>
          </table:table-cell>
          <table:table-cell office:value-type="float" office:value="773.333333333">
            <text:p>773.333333333</text:p>
          </table:table-cell>
          <table:table-cell office:value-type="float" office:value="792.333333333">
            <text:p>792.333333333</text:p>
          </table:table-cell>
          <table:table-cell office:value-type="float" office:value="949.333333333">
            <text:p>949.333333333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float" office:value="807">
            <text:p>807</text:p>
          </table:table-cell>
          <table:table-cell office:value-type="float" office:value="813">
            <text:p>813</text:p>
          </table:table-cell>
          <table:table-cell office:value-type="float" office:value="879.333333333">
            <text:p>879.333333333</text:p>
          </table:table-cell>
          <table:table-cell office:value-type="float" office:value="982.333333333">
            <text:p>982.333333333</text:p>
          </table:table-cell>
          <table:table-cell office:value-type="float" office:value="1084">
            <text:p>1084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float" office:value="894">
            <text:p>894</text:p>
          </table:table-cell>
          <table:table-cell office:value-type="float" office:value="743.333333333">
            <text:p>743.333333333</text:p>
          </table:table-cell>
          <table:table-cell office:value-type="float" office:value="769.333333333">
            <text:p>769.333333333</text:p>
          </table:table-cell>
          <table:table-cell office:value-type="float" office:value="838.666666667">
            <text:p>838.666666667</text:p>
          </table:table-cell>
          <table:table-cell office:value-type="float" office:value="894">
            <text:p>894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float" office:value="787.666666667">
            <text:p>787.666666667</text:p>
          </table:table-cell>
          <table:table-cell office:value-type="float" office:value="790.666666667">
            <text:p>790.666666667</text:p>
          </table:table-cell>
          <table:table-cell office:value-type="float" office:value="896">
            <text:p>896</text:p>
          </table:table-cell>
          <table:table-cell office:value-type="float" office:value="686.333333333">
            <text:p>686.333333333</text:p>
          </table:table-cell>
          <table:table-cell office:value-type="float" office:value="919.333333333">
            <text:p>919.333333333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float" office:value="1267">
            <text:p>1267</text:p>
          </table:table-cell>
          <table:table-cell office:value-type="float" office:value="847.666666667">
            <text:p>847.666666667</text:p>
          </table:table-cell>
          <table:table-cell office:value-type="float" office:value="854.666666667">
            <text:p>854.666666667</text:p>
          </table:table-cell>
          <table:table-cell office:value-type="float" office:value="798">
            <text:p>798</text:p>
          </table:table-cell>
          <table:table-cell office:value-type="float" office:value="1080">
            <text:p>1080</text:p>
          </table:table-cell>
          <table:table-cell table:number-columns-repeated="1018"/>
        </table:table-row>
        <table:table-row table:style-name="ro2" table:number-rows-repeated="821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1047396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4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3-12-08T09:48:57</meta:creation-date>
    <dc:date>2013-12-11T18:39:11</dc:date>
    <dc:creator>Ubuntu </dc:creator>
    <meta:editing-duration>PT3H38M55S</meta:editing-duration>
    <meta:editing-cycles>31</meta:editing-cycles>
    <meta:generator>LibreOffice/3.5$Linux_x86 LibreOffice_project/350m1$Build-2</meta:generator>
    <meta:document-statistic meta:table-count="4" meta:cell-count="1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38cm" svg:height="9cm" xlink:href=".." xlink:type="simple" chart:class="chart:line" chart:style-name="ch1">
        <chart:title svg:x="5.337cm" svg:y="0.316cm" chart:style-name="ch2">
          <text:p>Comparação de Topologias</text:p>
        </chart:title>
        <chart:legend chart:legend-position="bottom" svg:x="3.362cm" svg:y="7.719cm" style:legend-expansion="wide" chart:style-name="ch3"/>
        <chart:plot-area chart:style-name="ch4" table:cell-range-address="Sheet1.A287:Sheet1.F298" chart:data-source-has-labels="both" svg:x="1.335cm" svg:y="1.635cm" svg:width="14.255cm" svg:height="4.923cm">
          <chartooo:coordinate-region svg:x="2.327cm" svg:y="1.835cm" svg:width="13.076cm" svg:height="4.076cm"/>
          <chart:axis chart:dimension="x" chart:name="primary-x" chart:style-name="ch5" chartooo:axis-type="auto">
            <chartooo:date-scale/>
            <chart:title svg:x="7.585cm" svg:y="6.738cm" chart:style-name="ch6">
              <text:p>Dificuldade</text:p>
            </chart:title>
            <chart:categories table:cell-range-address="Sheet1.A288:Sheet1.A298"/>
            <chart:grid chart:style-name="ch7" chart:class="major"/>
          </chart:axis>
          <chart:axis chart:dimension="y" chart:name="primary-y" chart:style-name="ch5">
            <chart:title svg:x="0.451cm" svg:y="4.669cm" chart:style-name="ch8">
              <text:p>Fitness</text:p>
            </chart:title>
            <chart:grid chart:style-name="ch7" chart:class="major"/>
          </chart:axis>
          <chart:series chart:style-name="ch9" chart:values-cell-range-address="Sheet1.B288:Sheet1.B298" chart:label-cell-address="Sheet1.B287:Sheet1.B287" chart:class="chart:line">
            <chart:data-point chart:repeated="11"/>
          </chart:series>
          <chart:series chart:style-name="ch10" chart:values-cell-range-address="Sheet1.C288:Sheet1.C298" chart:label-cell-address="Sheet1.C287:Sheet1.C287" chart:class="chart:line">
            <chart:data-point chart:repeated="11"/>
          </chart:series>
          <chart:series chart:style-name="ch11" chart:values-cell-range-address="Sheet1.D288:Sheet1.D298" chart:label-cell-address="Sheet1.D287:Sheet1.D287" chart:class="chart:line">
            <chart:data-point chart:repeated="11"/>
          </chart:series>
          <chart:series chart:style-name="ch12" chart:values-cell-range-address="Sheet1.E288:Sheet1.E298" chart:label-cell-address="Sheet1.E287:Sheet1.E287" chart:class="chart:line">
            <chart:data-point chart:repeated="11"/>
          </chart:series>
          <chart:series chart:style-name="ch13" chart:values-cell-range-address="Sheet1.F288:Sheet1.F298" chart:label-cell-address="Sheet1.F287:Sheet1.F28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 TC 300</text:p>
                <draw:g>
                  <svg:desc>Sheet1.B287:Sheet1.B287</svg:desc>
                </draw:g>
              </table:table-cell>
              <table:table-cell office:value-type="string">
                <text:p>Small Anl 300</text:p>
                <draw:g>
                  <svg:desc>Sheet1.C287:Sheet1.C287</svg:desc>
                </draw:g>
              </table:table-cell>
              <table:table-cell office:value-type="string">
                <text:p>Med TC 300</text:p>
                <draw:g>
                  <svg:desc>Sheet1.D287:Sheet1.D287</svg:desc>
                </draw:g>
              </table:table-cell>
              <table:table-cell office:value-type="string">
                <text:p>Med Anl 300</text:p>
                <draw:g>
                  <svg:desc>Sheet1.E287:Sheet1.E287</svg:desc>
                </draw:g>
              </table:table-cell>
              <table:table-cell office:value-type="string">
                <text:p>AG 100</text:p>
                <draw:g>
                  <svg:desc>Sheet1.F287:Sheet1.F28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88:Sheet1.A298</svg:desc>
                </draw:g>
              </table:table-cell>
              <table:table-cell office:value-type="float" office:value="3528">
                <text:p>3528</text:p>
                <draw:g>
                  <svg:desc>Sheet1.B288:Sheet1.B298</svg:desc>
                </draw:g>
              </table:table-cell>
              <table:table-cell office:value-type="float" office:value="3811.66666667">
                <text:p>3811.66666667</text:p>
                <draw:g>
                  <svg:desc>Sheet1.C288:Sheet1.C298</svg:desc>
                </draw:g>
              </table:table-cell>
              <table:table-cell office:value-type="float" office:value="3366.33333333">
                <text:p>3366.33333333</text:p>
                <draw:g>
                  <svg:desc>Sheet1.D288:Sheet1.D298</svg:desc>
                </draw:g>
              </table:table-cell>
              <table:table-cell office:value-type="float" office:value="3433">
                <text:p>3433</text:p>
                <draw:g>
                  <svg:desc>Sheet1.E288:Sheet1.E298</svg:desc>
                </draw:g>
              </table:table-cell>
              <table:table-cell office:value-type="float" office:value="4096">
                <text:p>4096</text:p>
                <draw:g>
                  <svg:desc>Sheet1.F288:Sheet1.F2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75.66666667">
                <text:p>1975.66666667</text:p>
              </table:table-cell>
              <table:table-cell office:value-type="float" office:value="1265">
                <text:p>1265</text:p>
              </table:table-cell>
              <table:table-cell office:value-type="float" office:value="1854.66666667">
                <text:p>1854.66666667</text:p>
              </table:table-cell>
              <table:table-cell office:value-type="float" office:value="1035">
                <text:p>1035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10.33333333">
                <text:p>1310.33333333</text:p>
              </table:table-cell>
              <table:table-cell office:value-type="float" office:value="1091">
                <text:p>1091</text:p>
              </table:table-cell>
              <table:table-cell office:value-type="float" office:value="610">
                <text:p>610</text:p>
              </table:table-cell>
              <table:table-cell office:value-type="float" office:value="790.333333333">
                <text:p>790.333333333</text:p>
              </table:table-cell>
              <table:table-cell office:value-type="float" office:value="1449.66666667">
                <text:p>1449.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45.666666667">
                <text:p>745.666666667</text:p>
              </table:table-cell>
              <table:table-cell office:value-type="float" office:value="1074.33333333">
                <text:p>1074.33333333</text:p>
              </table:table-cell>
              <table:table-cell office:value-type="float" office:value="1137">
                <text:p>1137</text:p>
              </table:table-cell>
              <table:table-cell office:value-type="float" office:value="1020.33333333">
                <text:p>1020.33333333</text:p>
              </table:table-cell>
              <table:table-cell office:value-type="float" office:value="1053.33333333">
                <text:p>1053.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87.33333333">
                <text:p>1187.33333333</text:p>
              </table:table-cell>
              <table:table-cell office:value-type="float" office:value="776.666666667">
                <text:p>776.666666667</text:p>
              </table:table-cell>
              <table:table-cell office:value-type="float" office:value="1033.66666667">
                <text:p>1033.66666667</text:p>
              </table:table-cell>
              <table:table-cell office:value-type="float" office:value="951">
                <text:p>95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0.66666667">
                <text:p>1120.66666667</text:p>
              </table:table-cell>
              <table:table-cell office:value-type="float" office:value="934.666666667">
                <text:p>934.666666667</text:p>
              </table:table-cell>
              <table:table-cell office:value-type="float" office:value="721">
                <text:p>721</text:p>
              </table:table-cell>
              <table:table-cell office:value-type="float" office:value="585.333333333">
                <text:p>585.333333333</text:p>
              </table:table-cell>
              <table:table-cell office:value-type="float" office:value="1078.66666667">
                <text:p>1078.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82.666666667">
                <text:p>682.666666667</text:p>
              </table:table-cell>
              <table:table-cell office:value-type="float" office:value="792.333333333">
                <text:p>792.333333333</text:p>
              </table:table-cell>
              <table:table-cell office:value-type="float" office:value="773.333333333">
                <text:p>773.333333333</text:p>
              </table:table-cell>
              <table:table-cell office:value-type="float" office:value="792.333333333">
                <text:p>792.333333333</text:p>
              </table:table-cell>
              <table:table-cell office:value-type="float" office:value="949.333333333">
                <text:p>949.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07">
                <text:p>807</text:p>
              </table:table-cell>
              <table:table-cell office:value-type="float" office:value="813">
                <text:p>813</text:p>
              </table:table-cell>
              <table:table-cell office:value-type="float" office:value="879.333333333">
                <text:p>879.333333333</text:p>
              </table:table-cell>
              <table:table-cell office:value-type="float" office:value="982.333333333">
                <text:p>982.3333333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4">
                <text:p>894</text:p>
              </table:table-cell>
              <table:table-cell office:value-type="float" office:value="743.333333333">
                <text:p>743.333333333</text:p>
              </table:table-cell>
              <table:table-cell office:value-type="float" office:value="769.333333333">
                <text:p>769.333333333</text:p>
              </table:table-cell>
              <table:table-cell office:value-type="float" office:value="838.666666667">
                <text:p>838.666666667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7.666666667">
                <text:p>787.666666667</text:p>
              </table:table-cell>
              <table:table-cell office:value-type="float" office:value="790.666666667">
                <text:p>790.666666667</text:p>
              </table:table-cell>
              <table:table-cell office:value-type="float" office:value="896">
                <text:p>896</text:p>
              </table:table-cell>
              <table:table-cell office:value-type="float" office:value="686.333333333">
                <text:p>686.333333333</text:p>
              </table:table-cell>
              <table:table-cell office:value-type="float" office:value="919.333333333">
                <text:p>919.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7">
                <text:p>1267</text:p>
              </table:table-cell>
              <table:table-cell office:value-type="float" office:value="847.666666667">
                <text:p>847.666666667</text:p>
              </table:table-cell>
              <table:table-cell office:value-type="float" office:value="854.666666667">
                <text:p>854.666666667</text:p>
              </table:table-cell>
              <table:table-cell office:value-type="float" office:value="798">
                <text:p>798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61cm" svg:height="9cm" xlink:href=".." xlink:type="simple" chart:class="chart:line" chart:style-name="ch1">
        <chart:title svg:x="5.398cm" svg:y="0.316cm" chart:style-name="ch2">
          <text:p>Comparação de Topologias</text:p>
        </chart:title>
        <chart:legend chart:legend-position="bottom" svg:x="3.423cm" svg:y="7.719cm" style:legend-expansion="wide" chart:style-name="ch3"/>
        <chart:plot-area chart:style-name="ch4" table:cell-range-address="Sheet1.A336:Sheet1.F346" chart:data-source-has-labels="both" svg:x="1.338cm" svg:y="1.635cm" svg:width="14.369cm" svg:height="4.923cm">
          <chartooo:coordinate-region svg:x="2.33cm" svg:y="1.835cm" svg:width="13.191cm" svg:height="4.076cm"/>
          <chart:axis chart:dimension="x" chart:name="primary-x" chart:style-name="ch5" chartooo:axis-type="auto">
            <chartooo:date-scale/>
            <chart:title svg:x="7.645cm" svg:y="6.738cm" chart:style-name="ch6">
              <text:p>Dificuldade</text:p>
            </chart:title>
            <chart:categories table:cell-range-address="Sheet1.A337:Sheet1.A346"/>
            <chart:grid chart:style-name="ch7" chart:class="major"/>
          </chart:axis>
          <chart:axis chart:dimension="y" chart:name="primary-y" chart:style-name="ch5">
            <chart:title svg:x="0.451cm" svg:y="4.669cm" chart:style-name="ch8">
              <text:p>Fitness</text:p>
            </chart:title>
            <chart:grid chart:style-name="ch7" chart:class="major"/>
          </chart:axis>
          <chart:series chart:style-name="ch9" chart:values-cell-range-address="Sheet1.B337:Sheet1.B346" chart:label-cell-address="Sheet1.B336:Sheet1.B336" chart:class="chart:line">
            <chart:data-point chart:repeated="10"/>
          </chart:series>
          <chart:series chart:style-name="ch10" chart:values-cell-range-address="Sheet1.C337:Sheet1.C346" chart:label-cell-address="Sheet1.C336:Sheet1.C336" chart:class="chart:line">
            <chart:data-point chart:repeated="10"/>
          </chart:series>
          <chart:series chart:style-name="ch11" chart:values-cell-range-address="Sheet1.D337:Sheet1.D346" chart:label-cell-address="Sheet1.D336:Sheet1.D336" chart:class="chart:line">
            <chart:data-point chart:repeated="10"/>
          </chart:series>
          <chart:series chart:style-name="ch12" chart:values-cell-range-address="Sheet1.E337:Sheet1.E346" chart:label-cell-address="Sheet1.E336:Sheet1.E336" chart:class="chart:line">
            <chart:data-point chart:repeated="10"/>
          </chart:series>
          <chart:series chart:style-name="ch13" chart:values-cell-range-address="Sheet1.F337:Sheet1.F346" chart:label-cell-address="Sheet1.F336:Sheet1.F336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 TC 300</text:p>
                <draw:g>
                  <svg:desc>Sheet1.B336:Sheet1.B336</svg:desc>
                </draw:g>
              </table:table-cell>
              <table:table-cell office:value-type="string">
                <text:p>Small Anl 300</text:p>
                <draw:g>
                  <svg:desc>Sheet1.C336:Sheet1.C336</svg:desc>
                </draw:g>
              </table:table-cell>
              <table:table-cell office:value-type="string">
                <text:p>Med TC 300</text:p>
                <draw:g>
                  <svg:desc>Sheet1.D336:Sheet1.D336</svg:desc>
                </draw:g>
              </table:table-cell>
              <table:table-cell office:value-type="string">
                <text:p>Med Anl 300</text:p>
                <draw:g>
                  <svg:desc>Sheet1.E336:Sheet1.E336</svg:desc>
                </draw:g>
              </table:table-cell>
              <table:table-cell office:value-type="string">
                <text:p>AG 100</text:p>
                <draw:g>
                  <svg:desc>Sheet1.F336:Sheet1.F3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37:Sheet1.A346</svg:desc>
                </draw:g>
              </table:table-cell>
              <table:table-cell office:value-type="float" office:value="1975.66666667">
                <text:p>1975.66666667</text:p>
                <draw:g>
                  <svg:desc>Sheet1.B337:Sheet1.B346</svg:desc>
                </draw:g>
              </table:table-cell>
              <table:table-cell office:value-type="float" office:value="1265">
                <text:p>1265</text:p>
                <draw:g>
                  <svg:desc>Sheet1.C337:Sheet1.C346</svg:desc>
                </draw:g>
              </table:table-cell>
              <table:table-cell office:value-type="float" office:value="1854.66666667">
                <text:p>1854.66666667</text:p>
                <draw:g>
                  <svg:desc>Sheet1.D337:Sheet1.D346</svg:desc>
                </draw:g>
              </table:table-cell>
              <table:table-cell office:value-type="float" office:value="1035">
                <text:p>1035</text:p>
                <draw:g>
                  <svg:desc>Sheet1.E337:Sheet1.E346</svg:desc>
                </draw:g>
              </table:table-cell>
              <table:table-cell office:value-type="float" office:value="1745">
                <text:p>1745</text:p>
                <draw:g>
                  <svg:desc>Sheet1.F337:Sheet1.F3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10.33333333">
                <text:p>1310.33333333</text:p>
              </table:table-cell>
              <table:table-cell office:value-type="float" office:value="1091">
                <text:p>1091</text:p>
              </table:table-cell>
              <table:table-cell office:value-type="float" office:value="610">
                <text:p>610</text:p>
              </table:table-cell>
              <table:table-cell office:value-type="float" office:value="790.333333333">
                <text:p>790.333333333</text:p>
              </table:table-cell>
              <table:table-cell office:value-type="float" office:value="1449.66666667">
                <text:p>1449.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45.666666667">
                <text:p>745.666666667</text:p>
              </table:table-cell>
              <table:table-cell office:value-type="float" office:value="1074.33333333">
                <text:p>1074.33333333</text:p>
              </table:table-cell>
              <table:table-cell office:value-type="float" office:value="1137">
                <text:p>1137</text:p>
              </table:table-cell>
              <table:table-cell office:value-type="float" office:value="1020.33333333">
                <text:p>1020.33333333</text:p>
              </table:table-cell>
              <table:table-cell office:value-type="float" office:value="1053.33333333">
                <text:p>1053.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87.33333333">
                <text:p>1187.33333333</text:p>
              </table:table-cell>
              <table:table-cell office:value-type="float" office:value="776.666666667">
                <text:p>776.666666667</text:p>
              </table:table-cell>
              <table:table-cell office:value-type="float" office:value="1033.66666667">
                <text:p>1033.66666667</text:p>
              </table:table-cell>
              <table:table-cell office:value-type="float" office:value="951">
                <text:p>95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0.66666667">
                <text:p>1120.66666667</text:p>
              </table:table-cell>
              <table:table-cell office:value-type="float" office:value="934.666666667">
                <text:p>934.666666667</text:p>
              </table:table-cell>
              <table:table-cell office:value-type="float" office:value="721">
                <text:p>721</text:p>
              </table:table-cell>
              <table:table-cell office:value-type="float" office:value="585.333333333">
                <text:p>585.333333333</text:p>
              </table:table-cell>
              <table:table-cell office:value-type="float" office:value="1078.66666667">
                <text:p>1078.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82.666666667">
                <text:p>682.666666667</text:p>
              </table:table-cell>
              <table:table-cell office:value-type="float" office:value="792.333333333">
                <text:p>792.333333333</text:p>
              </table:table-cell>
              <table:table-cell office:value-type="float" office:value="773.333333333">
                <text:p>773.333333333</text:p>
              </table:table-cell>
              <table:table-cell office:value-type="float" office:value="792.333333333">
                <text:p>792.333333333</text:p>
              </table:table-cell>
              <table:table-cell office:value-type="float" office:value="949.333333333">
                <text:p>949.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07">
                <text:p>807</text:p>
              </table:table-cell>
              <table:table-cell office:value-type="float" office:value="813">
                <text:p>813</text:p>
              </table:table-cell>
              <table:table-cell office:value-type="float" office:value="879.333333333">
                <text:p>879.333333333</text:p>
              </table:table-cell>
              <table:table-cell office:value-type="float" office:value="982.333333333">
                <text:p>982.3333333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4">
                <text:p>894</text:p>
              </table:table-cell>
              <table:table-cell office:value-type="float" office:value="743.333333333">
                <text:p>743.333333333</text:p>
              </table:table-cell>
              <table:table-cell office:value-type="float" office:value="769.333333333">
                <text:p>769.333333333</text:p>
              </table:table-cell>
              <table:table-cell office:value-type="float" office:value="838.666666667">
                <text:p>838.666666667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7.666666667">
                <text:p>787.666666667</text:p>
              </table:table-cell>
              <table:table-cell office:value-type="float" office:value="790.666666667">
                <text:p>790.666666667</text:p>
              </table:table-cell>
              <table:table-cell office:value-type="float" office:value="896">
                <text:p>896</text:p>
              </table:table-cell>
              <table:table-cell office:value-type="float" office:value="686.333333333">
                <text:p>686.333333333</text:p>
              </table:table-cell>
              <table:table-cell office:value-type="float" office:value="919.333333333">
                <text:p>919.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7">
                <text:p>1267</text:p>
              </table:table-cell>
              <table:table-cell office:value-type="float" office:value="847.666666667">
                <text:p>847.666666667</text:p>
              </table:table-cell>
              <table:table-cell office:value-type="float" office:value="854.666666667">
                <text:p>854.666666667</text:p>
              </table:table-cell>
              <table:table-cell office:value-type="float" office:value="798">
                <text:p>798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